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Arial1" svg:font-family="Arial"/>
    <style:font-face style:name="Consolas" svg:font-family="Consolas"/>
    <style:font-face style:name="Tahoma" svg:font-family="Tahoma"/>
    <style:font-face style:name="宋体" svg:font-family="宋体"/>
    <style:font-face style:name="微软雅黑" svg:font-family="微软雅黑"/>
    <style:font-face style:name="黑体" svg:font-family="黑体"/>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表格1" style:family="table">
      <style:table-properties style:width="15.649cm" table:align="left"/>
    </style:style>
    <style:style style:name="表格1.A" style:family="table-column">
      <style:table-column-properties style:column-width="1.21cm"/>
    </style:style>
    <style:style style:name="表格1.B" style:family="table-column">
      <style:table-column-properties style:column-width="14.439cm"/>
    </style:style>
    <style:style style:name="表格1.A1" style:family="table-cell">
      <style:table-cell-properties style:vertical-align="middle" fo:background-color="#ffffff" fo:padding="0.049cm" fo:border="none">
        <style:background-image/>
      </style:table-cell-properties>
    </style:style>
    <style:style style:name="表格2" style:family="table">
      <style:table-properties style:width="14.723cm" table:align="left"/>
    </style:style>
    <style:style style:name="表格2.A" style:family="table-column">
      <style:table-column-properties style:column-width="1.157cm"/>
    </style:style>
    <style:style style:name="表格2.B" style:family="table-column">
      <style:table-column-properties style:column-width="13.566cm"/>
    </style:style>
    <style:style style:name="表格2.A1" style:family="table-cell">
      <style:table-cell-properties style:vertical-align="middle" fo:background-color="#ffffff" fo:padding="0.049cm" fo:border="none">
        <style:background-image/>
      </style:table-cell-properties>
    </style:style>
    <style:style style:name="表格3" style:family="table">
      <style:table-properties style:width="15.623cm" table:align="left"/>
    </style:style>
    <style:style style:name="表格3.A" style:family="table-column">
      <style:table-column-properties style:column-width="0.919cm"/>
    </style:style>
    <style:style style:name="表格3.B" style:family="table-column">
      <style:table-column-properties style:column-width="14.704cm"/>
    </style:style>
    <style:style style:name="表格3.A1" style:family="table-cell">
      <style:table-cell-properties style:vertical-align="middle" fo:background-color="#ffffff" fo:padding="0.049cm" fo:border="none">
        <style:background-image/>
      </style:table-cell-properties>
    </style:style>
    <style:style style:name="表格4" style:family="table">
      <style:table-properties style:width="15.067cm" table:align="left"/>
    </style:style>
    <style:style style:name="表格4.A" style:family="table-column">
      <style:table-column-properties style:column-width="0.945cm"/>
    </style:style>
    <style:style style:name="表格4.B" style:family="table-column">
      <style:table-column-properties style:column-width="14.122cm"/>
    </style:style>
    <style:style style:name="表格4.A1" style:family="table-cell">
      <style:table-cell-properties style:vertical-align="middle" fo:background-color="#ffffff" fo:padding="0.049cm" fo:border="none">
        <style:background-image/>
      </style:table-cell-properties>
    </style:style>
    <style:style style:name="表格5" style:family="table">
      <style:table-properties style:width="13.718cm" table:align="left"/>
    </style:style>
    <style:style style:name="表格5.A" style:family="table-column">
      <style:table-column-properties style:column-width="0.945cm"/>
    </style:style>
    <style:style style:name="表格5.B" style:family="table-column">
      <style:table-column-properties style:column-width="12.772cm"/>
    </style:style>
    <style:style style:name="表格5.A1" style:family="table-cell">
      <style:table-cell-properties style:vertical-align="middle" fo:background-color="#ffffff" fo:padding="0.049cm" fo:border="none">
        <style:background-image/>
      </style:table-cell-properties>
    </style:style>
    <style:style style:name="表格6" style:family="table">
      <style:table-properties style:width="15.12cm" table:align="left"/>
    </style:style>
    <style:style style:name="表格6.A" style:family="table-column">
      <style:table-column-properties style:column-width="1.157cm"/>
    </style:style>
    <style:style style:name="表格6.B" style:family="table-column">
      <style:table-column-properties style:column-width="13.963cm"/>
    </style:style>
    <style:style style:name="表格6.A1" style:family="table-cell">
      <style:table-cell-properties style:vertical-align="middle" fo:background-color="#ffffff" fo:padding="0.049cm" fo:border="none">
        <style:background-image/>
      </style:table-cell-properties>
    </style:style>
    <style:style style:name="表格7" style:family="table">
      <style:table-properties style:width="15.649cm" table:align="left"/>
    </style:style>
    <style:style style:name="表格7.A" style:family="table-column">
      <style:table-column-properties style:column-width="0.919cm"/>
    </style:style>
    <style:style style:name="表格7.B" style:family="table-column">
      <style:table-column-properties style:column-width="14.73cm"/>
    </style:style>
    <style:style style:name="表格7.A1" style:family="table-cell">
      <style:table-cell-properties style:vertical-align="middle" fo:background-color="#ffffff" fo:padding="0.049cm" fo:border="none">
        <style:background-image/>
      </style:table-cell-properties>
    </style:style>
    <style:style style:name="表格8" style:family="table">
      <style:table-properties style:width="15.649cm" table:align="left"/>
    </style:style>
    <style:style style:name="表格8.A" style:family="table-column">
      <style:table-column-properties style:column-width="1.131cm"/>
    </style:style>
    <style:style style:name="表格8.B" style:family="table-column">
      <style:table-column-properties style:column-width="14.519cm"/>
    </style:style>
    <style:style style:name="表格8.A1" style:family="table-cell">
      <style:table-cell-properties style:vertical-align="middle" fo:background-color="#ffffff" fo:padding="0.049cm"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style:font-size-asian="12pt"/>
    </style:style>
    <style:style style:name="P3" style:family="paragraph" style:parent-style-name="Text_20_body">
      <style:paragraph-properties fo:margin-left="0cm" fo:margin-right="0cm" fo:text-indent="0.741cm" style:auto-text-indent="false"/>
    </style:style>
    <style:style style:name="P4" style:family="paragraph" style:parent-style-name="Text_20_body">
      <style:paragraph-properties fo:margin-left="0cm" fo:margin-right="0cm" fo:text-indent="0.741cm" style:auto-text-indent="false"/>
      <style:text-properties style:font-size-asian="12pt"/>
    </style:style>
    <style:style style:name="P5" style:family="paragraph" style:parent-style-name="Text_20_body">
      <style:paragraph-properties fo:margin-left="0cm" fo:margin-right="0cm" fo:margin-top="0.176cm" fo:margin-bottom="0.176cm" fo:text-indent="0.741cm" style:auto-text-indent="false"/>
      <style:text-properties style:font-size-asian="10.5pt"/>
    </style:style>
    <style:style style:name="P6" style:family="paragraph" style:parent-style-name="Text_20_body">
      <style:paragraph-properties fo:margin-left="0cm" fo:margin-right="0cm" fo:margin-top="0.176cm" fo:margin-bottom="0.176cm" fo:text-indent="0.649cm" style:auto-text-indent="false"/>
    </style:style>
    <style:style style:name="P7" style:family="paragraph" style:parent-style-name="Text_20_body">
      <style:paragraph-properties fo:margin-left="1.482cm" fo:margin-right="0cm" fo:text-indent="-0.741cm" style:auto-text-indent="false"/>
    </style:style>
    <style:style style:name="P8" style:family="paragraph" style:parent-style-name="Text_20_body">
      <style:paragraph-properties fo:margin-left="1.482cm" fo:margin-right="0cm" fo:margin-top="0.176cm" fo:margin-bottom="0.176cm" fo:text-indent="-0.741cm" style:auto-text-indent="false"/>
    </style:style>
    <style:style style:name="P9" style:family="paragraph" style:parent-style-name="Text_20_body">
      <style:paragraph-properties fo:margin-left="0.741cm" fo:margin-right="0cm" fo:text-indent="0cm" style:auto-text-indent="false"/>
    </style:style>
    <style:style style:name="P10" style:family="paragraph" style:parent-style-name="Text_20_body">
      <style:paragraph-properties fo:margin-left="0.741cm" fo:margin-right="0cm" fo:margin-top="0.176cm" fo:margin-bottom="0.176cm" fo:text-indent="0cm" style:auto-text-indent="false"/>
      <style:text-properties style:font-size-asian="10.5pt"/>
    </style:style>
    <style:style style:name="P11" style:family="paragraph" style:parent-style-name="Text_20_body">
      <style:paragraph-properties fo:margin-left="0.741cm" fo:margin-right="0cm" fo:text-indent="-0.741cm" style:auto-text-indent="false"/>
    </style:style>
    <style:style style:name="P12" style:family="paragraph" style:parent-style-name="Text_20_body">
      <style:paragraph-properties fo:margin-left="0.75cm" fo:margin-right="0cm" fo:text-indent="-0.75cm" style:auto-text-indent="false"/>
    </style:style>
    <style:style style:name="P13" style:family="paragraph" style:parent-style-name="Text_20_body">
      <style:paragraph-properties fo:margin-left="0.741cm" fo:margin-right="0cm" fo:text-indent="0.741cm" style:auto-text-indent="false"/>
    </style:style>
    <style:style style:name="P14" style:family="paragraph" style:parent-style-name="Text_20_body">
      <style:paragraph-properties fo:margin-left="0.741cm" fo:margin-right="0cm" fo:text-indent="0.741cm" style:auto-text-indent="false"/>
      <style:text-properties style:font-size-asian="12pt"/>
    </style:style>
    <style:style style:name="P15" style:family="paragraph" style:parent-style-name="Text_20_body">
      <style:paragraph-properties fo:margin-left="1.49cm" fo:margin-right="0cm" fo:text-indent="-0.75cm" style:auto-text-indent="false"/>
    </style:style>
    <style:style style:name="P16" style:family="paragraph" style:parent-style-name="Text_20_body">
      <style:paragraph-properties fo:margin-left="0.75cm" fo:margin-right="0cm" fo:text-indent="0cm" style:auto-text-indent="false"/>
    </style:style>
    <style:style style:name="P17" style:family="paragraph" style:parent-style-name="Text_20_body">
      <style:paragraph-properties fo:margin-top="0cm" fo:margin-bottom="0.265cm" style:line-height-at-least="0.582cm"/>
      <style:text-properties fo:color="#555555"/>
    </style:style>
    <style:style style:name="P18" style:family="paragraph" style:parent-style-name="Text_20_body">
      <style:paragraph-properties fo:margin-top="0cm" fo:margin-bottom="0.265cm" style:line-height-at-least="0.582cm" fo:background-color="#ffffff">
        <style:background-image/>
      </style:paragraph-properties>
      <style:text-properties fo:color="#555555" fo:background-color="#ffffff"/>
    </style:style>
    <style:style style:name="P19" style:family="paragraph" style:parent-style-name="Text_20_body">
      <style:paragraph-properties fo:margin-top="0cm" fo:margin-bottom="0.265cm" style:line-height-at-least="0.582cm" fo:text-align="center" style:justify-single-word="false" fo:background-color="#ffffff">
        <style:background-image/>
      </style:paragraph-properties>
      <style:text-properties fo:color="#555555" fo:background-color="#ffffff"/>
    </style:style>
    <style:style style:name="P20" style:family="paragraph" style:parent-style-name="Text_20_body">
      <style:paragraph-properties fo:margin-top="0cm" fo:margin-bottom="0.265cm" style:line-height-at-least="0.582cm" fo:background-color="#ffffff">
        <style:background-image/>
      </style:paragraph-properties>
      <style:text-properties fo:color="#555555" fo:background-color="#ffffff" style:font-name-asian="Arial1" style:font-size-asian="10.5pt"/>
    </style:style>
    <style:style style:name="P21" style:family="paragraph" style:parent-style-name="Text_20_body">
      <style:paragraph-properties fo:margin-top="0cm" fo:margin-bottom="0.265cm" style:line-height-at-least="0.582cm" fo:background-color="#ffffff">
        <style:background-image/>
      </style:paragraph-properties>
      <style:text-properties fo:color="#008800" fo:letter-spacing="-0.019cm" fo:background-color="#ffffff"/>
    </style:style>
    <style:style style:name="P22" style:family="paragraph" style:parent-style-name="Text_20_body">
      <style:paragraph-properties fo:margin-top="0cm" fo:margin-bottom="0.265cm" style:line-height-at-least="0.582cm" fo:background-color="#ffffff">
        <style:background-image/>
      </style:paragraph-properties>
      <style:text-properties fo:color="#008800" fo:font-size="10.5pt" fo:letter-spacing="-0.019cm" fo:font-weight="bold" fo:background-color="#ffffff"/>
    </style:style>
    <style:style style:name="P23" style:family="paragraph" style:parent-style-name="Text_20_body">
      <style:paragraph-properties fo:margin-top="0cm" fo:margin-bottom="0.265cm" style:line-height-at-least="0.582cm" fo:background-color="#ffffff">
        <style:background-image/>
      </style:paragraph-properties>
    </style:style>
    <style:style style:name="P24" style:family="paragraph" style:parent-style-name="Text_20_body">
      <style:paragraph-properties style:line-height-at-least="0.582cm" fo:background-color="#ffffff">
        <style:background-image/>
      </style:paragraph-properties>
    </style:style>
    <style:style style:name="P25" style:family="paragraph" style:parent-style-name="Text_20_body">
      <style:paragraph-properties fo:margin-left="0.635cm" fo:margin-right="0cm" style:line-height-at-least="0.582cm" fo:text-indent="0cm" style:auto-text-indent="false" fo:background-color="#ffffff">
        <style:background-image/>
      </style:paragraph-properties>
    </style:style>
    <style:style style:name="P26" style:family="paragraph" style:parent-style-name="Heading_20_1">
      <style:paragraph-properties fo:break-before="page"/>
    </style:style>
    <style:style style:name="P27" style:family="paragraph" style:parent-style-name="Heading_20_1">
      <style:paragraph-properties fo:margin-left="2.963cm" fo:margin-right="0cm" fo:text-indent="0cm" style:auto-text-indent="false"/>
    </style:style>
    <style:style style:name="P28" style:family="paragraph" style:parent-style-name="Heading_20_1">
      <style:paragraph-properties fo:margin-left="4.572cm" fo:margin-right="0cm" fo:text-indent="0cm" style:auto-text-indent="false" fo:break-before="page"/>
      <style:text-properties style:font-name-asian="Arial1" style:font-size-asian="22pt" style:font-weight-asian="bold"/>
    </style:style>
    <style:style style:name="P29" style:family="paragraph" style:parent-style-name="Table_20_Contents">
      <style:paragraph-properties fo:margin-top="0cm" fo:margin-bottom="0.499cm" fo:line-height="114%" fo:padding-left="0.191cm" fo:padding-right="0.191cm" fo:padding-top="0.049cm" fo:padding-bottom="0.049cm" fo:border-left="0.002cm solid #a6a6a6" fo:border-right="0.035cm solid #a6a6a6" fo:border-top="0.002cm solid #a6a6a6" fo:border-bottom="0.035cm solid #a6a6a6"/>
    </style:style>
    <style:style style:name="P30" style:family="paragraph" style:parent-style-name="Table_20_Contents">
      <style:paragraph-properties fo:margin-top="0cm" fo:margin-bottom="0.499cm" fo:line-height="114%" fo:padding-left="0.191cm" fo:padding-right="0.191cm" fo:padding-top="0.049cm" fo:padding-bottom="0.049cm" fo:border-left="0.035cm solid #a6a6a6" fo:border-right="0.002cm solid #a6a6a6" fo:border-top="0.002cm solid #a6a6a6" fo:border-bottom="0.035cm solid #a6a6a6"/>
    </style:style>
    <style:style style:name="P31" style:family="paragraph" style:parent-style-name="Table_20_Contents">
      <style:paragraph-properties fo:margin-top="0cm" fo:margin-bottom="0.499cm" fo:line-height="114%" fo:padding-left="0.191cm" fo:padding-right="0.191cm" fo:padding-top="0.049cm" fo:padding-bottom="0.049cm" fo:border-left="0.002cm solid #a6a6a6" fo:border-right="0.035cm solid #a6a6a6" fo:border-top="0.035cm solid #a6a6a6" fo:border-bottom="0.002cm solid #a6a6a6"/>
    </style:style>
    <style:style style:name="P32" style:family="paragraph" style:parent-style-name="Table_20_Contents">
      <style:paragraph-properties fo:margin-top="0cm" fo:margin-bottom="0.499cm" fo:line-height="114%" fo:padding-left="0.191cm" fo:padding-right="0.191cm" fo:padding-top="0.049cm" fo:padding-bottom="0.049cm" fo:border-left="0.035cm solid #a6a6a6" fo:border-right="0.002cm solid #a6a6a6" fo:border-top="0.035cm solid #a6a6a6" fo:border-bottom="0.002cm solid #a6a6a6"/>
    </style:style>
    <style:style style:name="P33" style:family="paragraph" style:parent-style-name="Table_20_Contents">
      <style:paragraph-properties fo:margin-top="0cm" fo:margin-bottom="0.499cm" fo:text-align="center" style:justify-single-word="false" fo:padding-left="0.191cm" fo:padding-right="0.191cm" fo:padding-top="0.049cm" fo:padding-bottom="0.049cm" fo:border="0.002cm solid #000000"/>
      <style:text-properties fo:color="#000000" style:font-size-asian="12pt" style:font-weight-asian="bold"/>
    </style:style>
    <style:style style:name="P34" style:family="paragraph" style:parent-style-name="Table_20_Contents">
      <style:paragraph-properties fo:margin-top="0cm" fo:margin-bottom="0.499cm" fo:padding-left="0.191cm" fo:padding-right="0.191cm" fo:padding-top="0.049cm" fo:padding-bottom="0.049cm" fo:border="0.002cm solid #000000"/>
      <style:text-properties style:font-size-asian="12pt" style:font-weight-asian="bold"/>
    </style:style>
    <style:style style:name="P35" style:family="paragraph" style:parent-style-name="Table_20_Contents">
      <style:paragraph-properties fo:margin-top="0cm" fo:margin-bottom="0.499cm" fo:text-align="center" style:justify-single-word="false" fo:padding-left="0.191cm" fo:padding-right="0.191cm" fo:padding-top="0.049cm" fo:padding-bottom="0.049cm" fo:border="0.002cm solid #000000"/>
      <style:text-properties style:font-size-asian="12pt" style:font-weight-asian="bold"/>
    </style:style>
    <style:style style:name="P36" style:family="paragraph" style:parent-style-name="Table_20_Contents">
      <style:paragraph-properties fo:margin-top="0cm" fo:margin-bottom="0.499cm" fo:line-height="150%" fo:text-align="center" style:justify-single-word="false" fo:padding-left="0.191cm" fo:padding-right="0.191cm" fo:padding-top="0.049cm" fo:padding-bottom="0.049cm" fo:border="0.002cm solid #000000"/>
      <style:text-properties style:font-size-asian="12pt" style:font-weight-asian="bold"/>
    </style:style>
    <style:style style:name="P37" style:family="paragraph" style:parent-style-name="Table_20_Contents">
      <style:paragraph-properties fo:margin-top="0cm" fo:margin-bottom="0.499cm" fo:padding-left="0.191cm" fo:padding-right="0.191cm" fo:padding-top="0.049cm" fo:padding-bottom="0.049cm" fo:border="0.002cm solid #000000"/>
      <style:text-properties style:font-name="Tahoma" fo:font-size="10.5pt"/>
    </style:style>
    <style:style style:name="P38" style:family="paragraph" style:parent-style-name="Table_20_Contents">
      <style:paragraph-properties fo:margin-top="0cm" fo:margin-bottom="0.499cm" fo:padding-left="0.191cm" fo:padding-right="0.191cm" fo:padding-top="0.049cm" fo:padding-bottom="0.049cm" fo:border="0.002cm solid #000000"/>
      <style:text-properties fo:font-size="10.5pt"/>
    </style:style>
    <style:style style:name="P39"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style>
    <style:style style:name="P40" style:family="paragraph" style:parent-style-name="Table_20_Contents">
      <style:paragraph-properties fo:margin-top="0cm" fo:margin-bottom="0.499cm" fo:text-align="center" style:justify-single-word="false" fo:padding-left="0cm" fo:padding-right="0.191cm" fo:padding-top="0.049cm" fo:padding-bottom="0.049cm" fo:border-left="none" fo:border-right="0.002cm solid #000000" fo:border-top="0.002cm solid #000000" fo:border-bottom="0.002cm solid #000000"/>
      <style:text-properties fo:color="#000000" style:font-size-asian="12pt" style:font-weight-asian="bold"/>
    </style:style>
    <style:style style:name="P41"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style:font-size-asian="12pt"/>
    </style:style>
    <style:style style:name="P42"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style:font-size-asian="12pt" style:font-weight-asian="bold"/>
    </style:style>
    <style:style style:name="P43" style:family="paragraph" style:parent-style-name="Table_20_Contents">
      <style:paragraph-properties fo:margin-top="0cm" fo:margin-bottom="0.499cm" fo:text-align="center" style:justify-single-word="false" fo:padding-left="0cm" fo:padding-right="0.191cm" fo:padding-top="0.049cm" fo:padding-bottom="0.049cm" fo:border-left="none" fo:border-right="0.002cm solid #000000" fo:border-top="0.002cm solid #000000" fo:border-bottom="0.002cm solid #000000"/>
      <style:text-properties style:font-size-asian="12pt" style:font-weight-asian="bold"/>
    </style:style>
    <style:style style:name="P44" style:family="paragraph" style:parent-style-name="Table_20_Contents">
      <style:paragraph-properties fo:margin-top="0cm" fo:margin-bottom="0.499cm" fo:line-height="150%" fo:text-align="center" style:justify-single-word="false" fo:padding-left="0cm" fo:padding-right="0.191cm" fo:padding-top="0.049cm" fo:padding-bottom="0.049cm" fo:border-left="none" fo:border-right="0.002cm solid #000000" fo:border-top="0.002cm solid #000000" fo:border-bottom="0.002cm solid #000000"/>
      <style:text-properties style:font-size-asian="12pt" style:font-weight-asian="bold"/>
    </style:style>
    <style:style style:name="P45"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style:font-name="Tahoma" fo:font-size="10.5pt"/>
    </style:style>
    <style:style style:name="P46"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fo:font-size="10.5pt"/>
    </style:style>
    <style:style style:name="P47"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style:font-name-asian="Tahoma" style:font-size-asian="10.5pt"/>
    </style:style>
    <style:style style:name="P48" style:family="paragraph" style:parent-style-name="Table_20_Contents">
      <style:paragraph-properties fo:margin-top="0cm" fo:margin-bottom="0.499cm" fo:padding-left="0.191cm" fo:padding-right="0.191cm" fo:padding-top="0cm" fo:padding-bottom="0.049cm" fo:border-left="0.002cm solid #000000" fo:border-right="0.002cm solid #000000" fo:border-top="none" fo:border-bottom="0.002cm solid #000000"/>
      <style:text-properties style:font-name="Tahoma" fo:font-size="10.5pt"/>
    </style:style>
    <style:style style:name="P49" style:family="paragraph" style:parent-style-name="Table_20_Contents">
      <style:paragraph-properties fo:margin-top="0cm" fo:margin-bottom="0.499cm" fo:line-height="150%" fo:padding-left="0.191cm" fo:padding-right="0.191cm" fo:padding-top="0cm" fo:padding-bottom="0.049cm" fo:border-left="0.002cm solid #000000" fo:border-right="0.002cm solid #000000" fo:border-top="none" fo:border-bottom="0.002cm solid #000000"/>
      <style:text-properties style:font-name="Tahoma" fo:font-size="10.5pt"/>
    </style:style>
    <style:style style:name="P50" style:family="paragraph" style:parent-style-name="Table_20_Contents">
      <style:paragraph-properties fo:margin-top="0cm" fo:margin-bottom="0.499cm" fo:padding-left="0.191cm" fo:padding-right="0.191cm" fo:padding-top="0cm" fo:padding-bottom="0.049cm" fo:border-left="0.002cm solid #000000" fo:border-right="0.002cm solid #000000" fo:border-top="none" fo:border-bottom="0.002cm solid #000000"/>
      <style:text-properties fo:font-size="10.5pt"/>
    </style:style>
    <style:style style:name="P51"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style>
    <style:style style:name="P52"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text-properties style:font-name="Tahoma" fo:font-size="10.5pt"/>
    </style:style>
    <style:style style:name="P53" style:family="paragraph" style:parent-style-name="Table_20_Contents">
      <style:paragraph-properties fo:margin-top="0cm" fo:margin-bottom="0.499cm" fo:line-height="150%" fo:padding-left="0cm" fo:padding-right="0.191cm" fo:padding-top="0cm" fo:padding-bottom="0.049cm" fo:border-left="none" fo:border-right="0.002cm solid #000000" fo:border-top="none" fo:border-bottom="0.002cm solid #000000"/>
      <style:text-properties style:font-name="Tahoma" fo:font-size="10.5pt"/>
    </style:style>
    <style:style style:name="P54"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text-properties style:font-size-asian="12pt"/>
    </style:style>
    <style:style style:name="P55"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text-properties style:font-name-asian="Tahoma" style:font-size-asian="10.5pt"/>
    </style:style>
    <style:style style:name="P56" style:family="paragraph" style:parent-style-name="Table_20_Contents">
      <style:paragraph-properties fo:margin-top="0cm" fo:margin-bottom="0.499cm" fo:line-height="150%" fo:padding-left="0cm" fo:padding-right="0.191cm" fo:padding-top="0cm" fo:padding-bottom="0.049cm" fo:border-left="none" fo:border-right="0.002cm solid #000000" fo:border-top="none" fo:border-bottom="0.002cm solid #000000"/>
      <style:text-properties style:font-name-asian="Tahoma" style:font-size-asian="10.5pt"/>
    </style:style>
    <style:style style:name="P57"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text-properties fo:font-size="10.5pt"/>
    </style:style>
    <style:style style:name="P58"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text-properties style:font-size-asian="10.5pt"/>
    </style:style>
    <style:style style:name="P59" style:family="paragraph" style:parent-style-name="Table_20_Contents">
      <style:paragraph-properties fo:margin-top="0cm" fo:margin-bottom="0.499cm" fo:line-height="150%" fo:padding-left="0cm" fo:padding-right="0.191cm" fo:padding-top="0cm" fo:padding-bottom="0.049cm" fo:border-left="none" fo:border-right="0.002cm solid #000000" fo:border-top="none" fo:border-bottom="0.002cm solid #000000"/>
    </style:style>
    <style:style style:name="P60" style:family="paragraph" style:parent-style-name="Table_20_Contents">
      <style:paragraph-properties fo:margin-top="0cm" fo:margin-bottom="0.499cm" fo:text-align="center" style:justify-single-word="false" fo:padding-left="0.191cm" fo:padding-right="0.191cm" fo:padding-top="0.049cm" fo:padding-bottom="0.049cm" fo:border="0.035cm solid #000000"/>
      <style:text-properties fo:color="#000000" style:font-size-asian="12pt" style:font-weight-asian="bold"/>
    </style:style>
    <style:style style:name="P61" style:family="paragraph" style:parent-style-name="Table_20_Contents">
      <style:paragraph-properties fo:margin-top="0cm" fo:margin-bottom="0.499cm" fo:text-align="center" style:justify-single-word="false" fo:padding-left="0cm" fo:padding-right="0.191cm" fo:padding-top="0.049cm" fo:padding-bottom="0.049cm" fo:border-left="none" fo:border-right="0.035cm solid #000000" fo:border-top="0.035cm solid #000000" fo:border-bottom="0.035cm solid #000000"/>
      <style:text-properties fo:color="#000000" style:font-size-asian="12pt" style:font-weight-asian="bold"/>
    </style:style>
    <style:style style:name="P62" style:family="paragraph" style:parent-style-name="Table_20_Contents">
      <style:paragraph-properties fo:margin-top="0cm" fo:margin-bottom="0.499cm" style:border-line-width-left="0.002cm 0.035cm 0.002cm" style:border-line-width-top="0.002cm 0.035cm 0.002cm" fo:padding-left="0.191cm" fo:padding-right="0.191cm" fo:padding-top="0.049cm" fo:padding-bottom="0.049cm" fo:border-left="0.039cm double #000000" fo:border-right="0.035cm solid #000000" fo:border-top="0.039cm double #000000" fo:border-bottom="0.035cm solid #000000"/>
      <style:text-properties style:font-size-asian="9pt"/>
    </style:style>
    <style:style style:name="P63" style:family="paragraph" style:parent-style-name="Table_20_Contents">
      <style:paragraph-properties fo:margin-top="0cm" fo:margin-bottom="0.499cm" style:border-line-width-top="0.002cm 0.035cm 0.002cm" fo:padding-left="0.191cm" fo:padding-right="0.191cm" fo:padding-top="0.049cm" fo:padding-bottom="0.049cm" fo:border-left="0.035cm solid #000000" fo:border-right="0.035cm solid #000000" fo:border-top="0.039cm double #000000" fo:border-bottom="0.035cm solid #000000"/>
      <style:text-properties style:font-size-asian="9pt"/>
    </style:style>
    <style:style style:name="P64" style:family="paragraph" style:parent-style-name="Table_20_Contents">
      <style:paragraph-properties fo:margin-top="0cm" fo:margin-bottom="0.499cm" style:border-line-width-right="0.002cm 0.035cm 0.002cm" style:border-line-width-top="0.002cm 0.035cm 0.002cm" fo:padding-left="0.191cm" fo:padding-right="0.191cm" fo:padding-top="0.049cm" fo:padding-bottom="0.049cm" fo:border-left="0.035cm solid #000000" fo:border-right="0.039cm double #000000" fo:border-top="0.039cm double #000000" fo:border-bottom="0.035cm solid #000000"/>
      <style:text-properties style:font-size-asian="9pt"/>
    </style:style>
    <style:style style:name="P65" style:family="paragraph" style:parent-style-name="Table_20_Contents">
      <style:paragraph-properties fo:margin-top="0cm" fo:margin-bottom="0.499cm" style:border-line-width-left="0.002cm 0.035cm 0.002cm" style:border-line-width-bottom="0.002cm 0.035cm 0.002cm" fo:padding-left="0.191cm" fo:padding-right="0.191cm" fo:padding-top="0.049cm" fo:padding-bottom="0.049cm" fo:border-left="0.039cm double #000000" fo:border-right="0.035cm solid #000000" fo:border-top="0.035cm solid #000000" fo:border-bottom="0.039cm double #000000"/>
    </style:style>
    <style:style style:name="P66" style:family="paragraph" style:parent-style-name="Table_20_Contents">
      <style:paragraph-properties fo:margin-top="0cm" fo:margin-bottom="0.499cm" style:border-line-width-bottom="0.002cm 0.035cm 0.002cm" fo:padding-left="0.191cm" fo:padding-right="0.191cm" fo:padding-top="0.049cm" fo:padding-bottom="0.049cm" fo:border-left="0.035cm solid #000000" fo:border-right="0.035cm solid #000000" fo:border-top="0.035cm solid #000000" fo:border-bottom="0.039cm double #000000"/>
    </style:style>
    <style:style style:name="P67" style:family="paragraph" style:parent-style-name="Table_20_Contents">
      <style:paragraph-properties fo:margin-top="0cm" fo:margin-bottom="0.499cm" style:border-line-width-right="0.002cm 0.035cm 0.002cm" style:border-line-width-bottom="0.002cm 0.035cm 0.002cm" fo:padding-left="0.191cm" fo:padding-right="0.191cm" fo:padding-top="0.049cm" fo:padding-bottom="0.049cm" fo:border-left="0.035cm solid #000000" fo:border-right="0.039cm double #000000" fo:border-top="0.035cm solid #000000" fo:border-bottom="0.039cm double #000000"/>
      <style:text-properties fo:font-size="9pt"/>
    </style:style>
    <style:style style:name="P68" style:family="paragraph" style:parent-style-name="Table_20_Contents">
      <style:paragraph-properties fo:margin-top="0cm" fo:margin-bottom="0.499cm" fo:background-color="#ffffff" fo:padding="0cm" fo:border="none">
        <style:background-image/>
      </style:paragraph-properties>
    </style:style>
    <style:style style:name="P69" style:family="paragraph" style:parent-style-name="Table_20_Contents">
      <style:paragraph-properties fo:margin-top="0cm" fo:margin-bottom="0.499cm" fo:background-color="#ffffff" fo:padding="0cm" fo:border="none">
        <style:background-image/>
      </style:paragraph-properties>
      <style:text-properties style:font-name="Consolas" fo:font-size="10.5pt" fo:background-color="#ffffff"/>
    </style:style>
    <style:style style:name="P70" style:family="paragraph" style:parent-style-name="Table_20_Contents">
      <style:paragraph-properties fo:margin-top="0cm" fo:margin-bottom="0.499cm" fo:background-color="#ffffff" fo:padding="0cm" fo:border="none">
        <style:background-image/>
      </style:paragraph-properties>
      <style:text-properties fo:color="#555555" fo:background-color="#ffffff"/>
    </style:style>
    <style:style style:name="P71" style:family="paragraph" style:parent-style-name="Table_20_Contents">
      <style:paragraph-properties fo:margin-left="0.002cm" fo:margin-right="0cm" fo:margin-top="0cm" fo:margin-bottom="0.499cm" fo:line-height="114%" fo:text-indent="0cm" style:auto-text-indent="false" fo:padding-left="0.191cm" fo:padding-right="0.191cm" fo:padding-top="0.049cm" fo:padding-bottom="0.049cm" fo:border-left="0.002cm solid #a6a6a6" fo:border-right="0.035cm solid #a6a6a6" fo:border-top="0.035cm solid #a6a6a6" fo:border-bottom="0.002cm solid #a6a6a6"/>
    </style:style>
    <style:style style:name="P72" style:family="paragraph" style:parent-style-name="Table_20_Contents">
      <style:paragraph-properties fo:margin-top="0.143cm" fo:margin-bottom="0.143cm" style:border-line-width-left="0.002cm 0.035cm 0.002cm" style:border-line-width-top="0.002cm 0.035cm 0.002cm" fo:padding-left="0.191cm" fo:padding-right="0.191cm" fo:padding-top="0.049cm" fo:padding-bottom="0.049cm" fo:border-left="0.039cm double #7f7f7f" fo:border-right="0.035cm solid #7f7f7f" fo:border-top="0.039cm double #7f7f7f" fo:border-bottom="0.035cm solid #7f7f7f"/>
      <style:text-properties style:font-name-asian="Arial1" style:font-size-asian="10.5pt" style:font-weight-asian="bold"/>
    </style:style>
    <style:style style:name="P73" style:family="paragraph" style:parent-style-name="Table_20_Contents">
      <style:paragraph-properties fo:margin-top="0.143cm" fo:margin-bottom="0.143cm" style:border-line-width-right="0.002cm 0.035cm 0.002cm" style:border-line-width-top="0.002cm 0.035cm 0.002cm" fo:padding-left="0.191cm" fo:padding-right="0.191cm" fo:padding-top="0.049cm" fo:padding-bottom="0.049cm" fo:border-left="0.035cm solid #7f7f7f" fo:border-right="0.039cm double #7f7f7f" fo:border-top="0.039cm double #7f7f7f" fo:border-bottom="0.035cm solid #7f7f7f"/>
      <style:text-properties fo:font-size="10.5pt"/>
    </style:style>
    <style:style style:name="P74" style:family="paragraph" style:parent-style-name="Table_20_Contents">
      <style:paragraph-properties fo:margin-top="0.143cm" fo:margin-bottom="0.143cm" style:border-line-width-left="0.002cm 0.035cm 0.002cm" fo:padding-left="0.191cm" fo:padding-right="0.191cm" fo:padding-top="0.049cm" fo:padding-bottom="0.049cm" fo:border-left="0.039cm double #7f7f7f" fo:border-right="0.035cm solid #7f7f7f" fo:border-top="0.035cm solid #7f7f7f" fo:border-bottom="0.035cm solid #7f7f7f"/>
      <style:text-properties style:font-name-asian="Arial1" style:font-size-asian="10.5pt" style:font-weight-asian="bold"/>
    </style:style>
    <style:style style:name="P75" style:family="paragraph" style:parent-style-name="Table_20_Contents">
      <style:paragraph-properties fo:margin-top="0.143cm" fo:margin-bottom="0.143cm" fo:padding-left="0.191cm" fo:padding-right="0.191cm" fo:padding-top="0.049cm" fo:padding-bottom="0.049cm" fo:border="0.035cm solid #7f7f7f"/>
    </style:style>
    <style:style style:name="P76" style:family="paragraph" style:parent-style-name="Table_20_Contents">
      <style:paragraph-properties fo:margin-top="0.143cm" fo:margin-bottom="0.143cm" fo:padding-left="0.191cm" fo:padding-right="0.191cm" fo:padding-top="0.049cm" fo:padding-bottom="0.049cm" fo:border="0.035cm solid #7f7f7f"/>
      <style:text-properties style:font-size-asian="10.5pt"/>
    </style:style>
    <style:style style:name="P77" style:family="paragraph" style:parent-style-name="Table_20_Contents">
      <style:paragraph-properties fo:margin-top="0.143cm" fo:margin-bottom="0.143cm" fo:padding-left="0.191cm" fo:padding-right="0.191cm" fo:padding-top="0.049cm" fo:padding-bottom="0.049cm" fo:border="0.035cm solid #7f7f7f"/>
      <style:text-properties style:font-name-asian="Arial1" style:font-size-asian="10.5pt" style:font-weight-asian="bold"/>
    </style:style>
    <style:style style:name="P78" style:family="paragraph" style:parent-style-name="Table_20_Contents">
      <style:paragraph-properties fo:margin-top="0.143cm" fo:margin-bottom="0.143cm" style:border-line-width-right="0.002cm 0.035cm 0.002cm" fo:padding-left="0.191cm" fo:padding-right="0.191cm" fo:padding-top="0.049cm" fo:padding-bottom="0.049cm" fo:border-left="0.035cm solid #7f7f7f" fo:border-right="0.039cm double #7f7f7f" fo:border-top="0.035cm solid #7f7f7f" fo:border-bottom="0.035cm solid #7f7f7f"/>
    </style:style>
    <style:style style:name="P79" style:family="paragraph" style:parent-style-name="Table_20_Contents">
      <style:paragraph-properties fo:margin-top="0.143cm" fo:margin-bottom="0.143cm" style:border-line-width-right="0.002cm 0.035cm 0.002cm" fo:padding-left="0.191cm" fo:padding-right="0.191cm" fo:padding-top="0.049cm" fo:padding-bottom="0.049cm" fo:border-left="0.035cm solid #7f7f7f" fo:border-right="0.039cm double #7f7f7f" fo:border-top="0.035cm solid #7f7f7f" fo:border-bottom="0.035cm solid #7f7f7f"/>
      <style:text-properties fo:font-size="10.5pt"/>
    </style:style>
    <style:style style:name="P80" style:family="paragraph" style:parent-style-name="Table_20_Contents">
      <style:paragraph-properties fo:margin-top="0.143cm" fo:margin-bottom="0.143cm" style:border-line-width-left="0.002cm 0.035cm 0.002cm" style:border-line-width-right="0.002cm 0.035cm 0.002cm" style:border-line-width-bottom="0.002cm 0.035cm 0.002cm" fo:padding-left="0.191cm" fo:padding-right="0.191cm" fo:padding-top="0.049cm" fo:padding-bottom="0.049cm" fo:border-left="0.039cm double #7f7f7f" fo:border-right="0.039cm double #7f7f7f" fo:border-top="0.035cm solid #7f7f7f" fo:border-bottom="0.039cm double #7f7f7f"/>
    </style:style>
    <style:style style:name="T1" style:family="text">
      <style:text-properties fo:font-size="42pt"/>
    </style:style>
    <style:style style:name="T2" style:family="text">
      <style:text-properties style:font-name-asian="黑体" style:font-size-asian="42pt"/>
    </style:style>
    <style:style style:name="T3" style:family="text">
      <style:text-properties style:font-name-asian="黑体" style:font-size-asian="10.5pt"/>
    </style:style>
    <style:style style:name="T4" style:family="text">
      <style:text-properties style:font-name-asian="黑体" style:font-size-asian="16pt" style:font-weight-asian="bold"/>
    </style:style>
    <style:style style:name="T5" style:family="text">
      <style:text-properties style:font-name-asian="黑体" style:font-size-asian="14pt" style:font-weight-asian="bold"/>
    </style:style>
    <style:style style:name="T6" style:family="text">
      <style:text-properties style:font-name-asian="Arial1" style:font-size-asian="42pt"/>
    </style:style>
    <style:style style:name="T7" style:family="text">
      <style:text-properties style:font-name-asian="Arial1" style:font-size-asian="15pt"/>
    </style:style>
    <style:style style:name="T8" style:family="text">
      <style:text-properties style:font-name-asian="Arial1" style:font-size-asian="10.5pt"/>
    </style:style>
    <style:style style:name="T9" style:family="text">
      <style:text-properties style:font-size-asian="10.5pt"/>
    </style:style>
    <style:style style:name="T10" style:family="text">
      <style:text-properties style:font-size-asian="10.5pt" style:font-weight-asian="bold"/>
    </style:style>
    <style:style style:name="T11" style:family="text">
      <style:text-properties style:font-name="Arial1" fo:font-size="10.5pt"/>
    </style:style>
    <style:style style:name="T12" style:family="text">
      <style:text-properties style:font-name="Arial1" fo:font-size="22pt" fo:font-weight="bold"/>
    </style:style>
    <style:style style:name="T13" style:family="text">
      <style:text-properties style:font-name="Arial1" fo:font-size="12pt"/>
    </style:style>
    <style:style style:name="T14" style:family="text">
      <style:text-properties style:font-name="Arial1" fo:font-size="14pt" fo:font-weight="bold"/>
    </style:style>
    <style:style style:name="T15" style:family="text">
      <style:text-properties fo:font-size="10.5pt"/>
    </style:style>
    <style:style style:name="T16" style:family="text">
      <style:text-properties fo:font-size="10.5pt" fo:font-weight="bold"/>
    </style:style>
    <style:style style:name="T17" style:family="text">
      <style:text-properties style:font-name-asian="宋体"/>
    </style:style>
    <style:style style:name="T18" style:family="text">
      <style:text-properties style:font-name-asian="宋体" style:font-size-asian="10.5pt"/>
    </style:style>
    <style:style style:name="T19" style:family="text">
      <style:text-properties style:font-name-asian="宋体" style:font-size-asian="10.5pt" style:font-weight-asian="bold"/>
    </style:style>
    <style:style style:name="T20" style:family="text">
      <style:text-properties style:font-name-asian="宋体" style:font-size-asian="12pt"/>
    </style:style>
    <style:style style:name="T21" style:family="text">
      <style:text-properties style:font-name-asian="宋体" style:font-size-asian="14pt" style:font-weight-asian="bold"/>
    </style:style>
    <style:style style:name="T22" style:family="text">
      <style:text-properties style:font-name-asian="宋体" style:font-size-asian="22pt" style:font-weight-asian="bold"/>
    </style:style>
    <style:style style:name="T23" style:family="text">
      <style:text-properties style:font-size-asian="12pt"/>
    </style:style>
    <style:style style:name="T24" style:family="text">
      <style:text-properties fo:font-size="12pt"/>
    </style:style>
    <style:style style:name="T25" style:family="text">
      <style:text-properties style:font-size-asian="22pt" style:font-weight-asian="bold"/>
    </style:style>
    <style:style style:name="T26" style:family="text">
      <style:text-properties style:font-name="Tahoma" fo:font-size="12pt"/>
    </style:style>
    <style:style style:name="T27" style:family="text">
      <style:text-properties style:font-name="Tahoma" fo:font-size="14pt" fo:font-weight="bold"/>
    </style:style>
    <style:style style:name="T28" style:family="text">
      <style:text-properties style:font-name="Tahoma" fo:font-size="10.5pt"/>
    </style:style>
    <style:style style:name="T29" style:family="text">
      <style:text-properties fo:font-size="16pt" fo:font-weight="bold"/>
    </style:style>
    <style:style style:name="T30" style:family="text">
      <style:text-properties style:font-size-asian="16pt" style:font-weight-asian="bold"/>
    </style:style>
    <style:style style:name="T31" style:family="text">
      <style:text-properties style:font-name="Wingdings" fo:font-size="10.5pt"/>
    </style:style>
    <style:style style:name="T32" style:family="text">
      <style:text-properties style:font-name="Wingdings" fo:font-size="12pt"/>
    </style:style>
    <style:style style:name="T33" style:family="text">
      <style:text-properties style:font-size-asian="14pt" style:font-weight-asian="bold"/>
    </style:style>
    <style:style style:name="T34" style:family="text">
      <style:text-properties fo:font-size="14pt" fo:font-weight="bold"/>
    </style:style>
    <style:style style:name="T35" style:family="text">
      <style:text-properties style:font-name-asian="Tahoma" style:font-size-asian="10.5pt"/>
    </style:style>
    <style:style style:name="T36" style:family="text">
      <style:text-properties style:font-name-asian="Tahoma" style:font-size-asian="14pt" style:font-weight-asian="bold"/>
    </style:style>
    <style:style style:name="T37" style:family="text">
      <style:text-properties style:font-name="Consolas" fo:font-size="10.5pt"/>
    </style:style>
    <style:style style:name="T38" style:family="text">
      <style:text-properties style:font-name="Consolas" fo:font-size="10.5pt" fo:background-color="#ffffff"/>
    </style:style>
    <style:style style:name="T39" style:family="text">
      <style:text-properties style:font-name="微软雅黑" fo:font-size="10.5pt" fo:font-weight="bold"/>
    </style:style>
    <style:style style:name="T40" style:family="text">
      <style:text-properties fo:color="#555555" fo:background-color="#ffffff"/>
    </style:style>
    <style:style style:name="T41" style:family="text">
      <style:text-properties fo:color="#555555" fo:background-color="#ffffff" style:font-name-asian="Arial1" style:font-size-asian="10.5pt"/>
    </style:style>
    <style:style style:name="T42" style:family="text">
      <style:text-properties fo:color="#555555" fo:background-color="#ffffff" style:font-name-asian="Arial1" style:font-size-asian="10.5pt" style:font-weight-asian="bold"/>
    </style:style>
    <style:style style:name="T43" style:family="text">
      <style:text-properties fo:color="#555555" fo:background-color="#ffffff" style:font-name-asian="宋体" style:font-size-asian="10.5pt"/>
    </style:style>
    <style:style style:name="T44" style:family="text">
      <style:text-properties fo:color="#555555" style:font-name="Arial1" fo:font-size="10.5pt" fo:background-color="#ffffff"/>
    </style:style>
    <style:style style:name="T45" style:family="text">
      <style:text-properties fo:color="#555555" style:font-name="Symbol" fo:font-size="10.5pt" fo:background-color="#ffffff"/>
    </style:style>
    <style:style style:name="T46" style:family="text">
      <style:text-properties fo:color="#2970a6" style:font-name="Arial1" fo:font-size="10.5pt" fo:background-color="#ffffff"/>
    </style:style>
    <style:style style:name="T47" style:family="text">
      <style:text-properties fo:color="#2970a6" fo:background-color="#ffffff"/>
    </style:style>
    <style:style style:name="T48" style:family="text">
      <style:text-properties fo:color="#2970a6" fo:background-color="#ffffff" style:font-name-asian="宋体" style:font-size-asian="10.5pt"/>
    </style:style>
    <style:style style:name="T49" style:family="text">
      <style:text-properties fo:color="#2970a6" fo:background-color="#ffffff" style:font-name-asian="Arial1" style:font-size-asian="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MySQL性能优化的最佳20条经验</text:span></text:p>
      <text:p text:style-name="P18"><text:span text:style-name="T8">今天，数据库的操作越来越成为整个应用的性能瓶颈了，这点对于</text:span><text:span text:style-name="T11">Web</text:span><text:span text:style-name="T18">应用尤其明显。关于数据库的性能，这并不只是</text:span><text:span text:style-name="T11">DBA</text:span><text:span text:style-name="T18">才需要担心的事，而这更是我们程序员需要去关注的事情。当我们去设计数据库表结构，对操作数据库时（尤其是查表时的</text:span><text:span text:style-name="T11">SQL</text:span><text:span text:style-name="T18">语句），我们都需要注意数据操作的性能。这里，我们不会讲过多的</text:span><text:span text:style-name="T11">SQL</text:span><text:span text:style-name="T18">语句的优化，而只是针对</text:span><text:span text:style-name="T11">MySQL</text:span><text:span text:style-name="T18">这一</text:span><text:span text:style-name="T11">Web</text:span><text:span text:style-name="T18">应用最多的数据库。希望下面的这些优化技巧对你有用。</text:span></text:p>
      <text:p text:style-name="P21"><text:span text:style-name="T16">1. </text:span><text:span text:style-name="T19">为查询缓存优化你的查询</text:span></text:p>
      <text:p text:style-name="P18"><text:span text:style-name="T8">大多数的</text:span><text:span text:style-name="T11">MySQL</text:span><text:span text:style-name="T18">服务器都开启了查询缓存。这是提高性最有效的方法之一，而且这是被</text:span><text:span text:style-name="T11">MySQL</text:span><text:span text:style-name="T18">的数据库引擎处理的。当有很多相同的查询被执行了多次的时候，这些查询结果会被放到一个缓存中，这样，后续的相同的查询就不用操作表而直接访问缓存结果了。</text:span></text:p>
      <text:p text:style-name="P18"><text:span text:style-name="T8">这里最主要的问题是，对于程序员来说，这个事情是很容易被忽略的。因为，我们某些查询语句会让</text:span><text:span text:style-name="T11">MySQL</text:span><text:span text:style-name="T18">不使用缓存。请看下面的示例：</text:span></text:p>
      <table:table table:name="表格1" table:style-name="表格1">
        <table:table-column table:style-name="表格1.A"/>
        <table:table-column table:style-name="表格1.B"/>
        <table:table-row>
          <table:table-cell table:style-name="表格1.A1" office:value-type="string">
            <text:p text:style-name="P69">1</text:p>
            <text:p text:style-name="P69">2</text:p>
            <text:p text:style-name="P69">3</text:p>
            <text:p text:style-name="P69">4</text:p>
            <text:p text:style-name="P69">5</text:p>
            <text:p text:style-name="P69">6</text:p>
          </table:table-cell>
          <table:table-cell table:style-name="表格1.A1" office:value-type="string">
            <text:p text:style-name="P68"><text:span text:style-name="T37">// </text:span><text:span text:style-name="T18">查询缓存不开启</text:span></text:p>
            <text:p text:style-name="P69">$r= mysql_query("SELECT username FROM user WHERE signup_date &gt;= CURDATE()");</text:p>
            <text:p text:style-name="P70">  </text:p>
            <text:p text:style-name="P68"><text:span text:style-name="T37">// </text:span><text:span text:style-name="T18">开启查询缓存</text:span></text:p>
            <text:p text:style-name="P69">$today=date("Y-m-d");</text:p>
            <text:p text:style-name="P69">$r= mysql_query("SELECT username FROM user WHERE signup_date &gt;= '$today'");</text:p>
            <text:p text:style-name="P70"> </text:p>
          </table:table-cell>
        </table:table-row>
      </table:table>
      <text:p text:style-name="P18"><text:span text:style-name="T8">上面两条</text:span><text:span text:style-name="T11">SQL</text:span><text:span text:style-name="T18">语句的差别就是 </text:span><text:span text:style-name="T11">CURDATE() </text:span><text:span text:style-name="T18">，</text:span><text:span text:style-name="T11">MySQL</text:span><text:span text:style-name="T18">的查询缓存对这个函数不起作用。所以，像 </text:span><text:span text:style-name="T11">NOW() </text:span><text:span text:style-name="T18">和 </text:span><text:span text:style-name="T11">RAND() </text:span><text:span text:style-name="T18">或是其它的诸如此类的</text:span><text:span text:style-name="T11">SQL</text:span><text:span text:style-name="T18">函数都不会开启查询缓存，因为这些函数的返回是会不定的易变的。所以，你所需要的就是用一个变量来代替</text:span><text:span text:style-name="T11">MySQL</text:span><text:span text:style-name="T18">的函数，从而开启缓存。</text:span></text:p>
      <text:p text:style-name="P18"> </text:p>
      <text:p text:style-name="P21"><text:span text:style-name="T16">2. EXPLAIN </text:span><text:span text:style-name="T19">你的 </text:span><text:span text:style-name="T39">SELECT </text:span><text:span text:style-name="T19">查询</text:span></text:p>
      <text:p text:style-name="P23"><text:span text:style-name="T41">使用 </text:span><text:a xlink:type="simple" xlink:href="http://dev.mysql.com/doc/refman/5.0/en/explain.html" text:style-name="Internet_20_link" text:visited-style-name="Visited_20_Internet_20_Link"><text:span text:style-name="T46">EXPLAIN</text:span></text:a><text:span text:style-name="T40"> </text:span><text:span text:style-name="T41">关键字可以让你知道</text:span><text:span text:style-name="T44">MySQL</text:span><text:span text:style-name="T43">是如何处理你的</text:span><text:span text:style-name="T44">SQL</text:span><text:span text:style-name="T43">语句的。这可以帮你分析你的查询语句或是表结构的性能瓶颈。</text:span></text:p>
      <text:p text:style-name="P18"><text:span text:style-name="T11">EXPLAIN </text:span><text:span text:style-name="T18">的查询结果还会告诉你你的索引主键被如何利用的，你的数据表是如何被搜索和排序的</text:span><text:span text:style-name="T8">……</text:span><text:span text:style-name="T18">等等，等等。</text:span></text:p>
      <text:p text:style-name="P18"><text:span text:style-name="T8">挑一个你的</text:span><text:span text:style-name="T11">SELECT</text:span><text:span text:style-name="T18">语句（推荐挑选那个最复杂的，有多表联接的），把关键字</text:span><text:span text:style-name="T11">EXPLAIN</text:span><text:span text:style-name="T18">加到前面。你可以使用</text:span><text:span text:style-name="T11">phpmyadmin</text:span><text:span text:style-name="T18">来做这个事。然后，你会看到一张表格。下面的这个示例中，我们忘记加上了</text:span><text:span text:style-name="T11">group_id</text:span><text:span text:style-name="T18">索引，并且有表联接：</text:span></text:p>
      <text:p text:style-name="P24"><text:soft-page-break/><draw:frame draw:style-name="fr1" draw:name="图形1" text:anchor-type="as-char" svg:width="14.288cm" svg:height="6.403cm" draw:z-index="0"><draw:image xlink:href="../../../../../C:%5CUsers%5CHUHAOX~1%5CAppData%5CLocal%5CTemp%5Cksohtml%5Cwps7439.tmp.png" xlink:type="simple" xlink:show="embed" xlink:actuate="onLoad"/></draw:frame></text:p>
      <text:p text:style-name="P18"><text:span text:style-name="T8">当我们为 </text:span><text:span text:style-name="T11">group_id </text:span><text:span text:style-name="T18">字段加上索引后：</text:span></text:p>
      <text:p text:style-name="P24"><draw:frame draw:style-name="fr1" draw:name="图形2" text:anchor-type="as-char" svg:width="14.288cm" svg:height="7.408cm" draw:z-index="1"><draw:image xlink:href="../../../../../C:%5CUsers%5CHUHAOX~1%5CAppData%5CLocal%5CTemp%5Cksohtml%5Cwps744A.tmp.png" xlink:type="simple" xlink:show="embed" xlink:actuate="onLoad"/></draw:frame></text:p>
      <text:p text:style-name="P18"><text:span text:style-name="T8">我们可以看到，前一个结果显示搜索了 </text:span><text:span text:style-name="T11">7883 </text:span><text:span text:style-name="T18">行，而后一个只是搜索了两个表的 </text:span><text:span text:style-name="T11">9 </text:span><text:span text:style-name="T18">和 </text:span><text:span text:style-name="T11">16 </text:span><text:span text:style-name="T18">行。查看</text:span><text:span text:style-name="T11">rows</text:span><text:span text:style-name="T18">列可以让我们找到潜在的性能问题。</text:span></text:p>
      <text:p text:style-name="P21"><text:span text:style-name="T16">3. </text:span><text:span text:style-name="T19">当只要一行数据时使用 </text:span><text:span text:style-name="T39">LIMIT 1</text:span></text:p>
      <text:p text:style-name="P18"><text:span text:style-name="T8">当你查询表的有些时候，你已经知道结果只会有一条结果，但因为你可能需要去</text:span><text:span text:style-name="T11">fetch</text:span><text:span text:style-name="T18">游标，或是你也许会去检查返回的记录数。</text:span></text:p>
      <text:p text:style-name="P18"><text:span text:style-name="T8">在这种情况下，加上 </text:span><text:span text:style-name="T11">LIMIT 1 </text:span><text:span text:style-name="T18">可以增加性能。这样一样，</text:span><text:span text:style-name="T11">MySQL</text:span><text:span text:style-name="T18">数据库引擎会在找到一条数据后停止搜索，而不是继续往后查少下一条符合记录的数据。</text:span></text:p>
      <text:p text:style-name="P18"><text:span text:style-name="T8">下面的示例，只是为了找一下是否有“</text:span><text:span text:style-name="T18">中国</text:span><text:span text:style-name="T8">”</text:span><text:span text:style-name="T18">的用户，很明显，后面的会比前面的更有效率。（请注意，第一条中是</text:span><text:span text:style-name="T11">Select *</text:span><text:span text:style-name="T18">，第二条是</text:span><text:span text:style-name="T11">Select 1</text:span><text:span text:style-name="T18">）</text:span></text:p>
      <table:table table:name="表格2" table:style-name="表格2">
        <table:table-column table:style-name="表格2.A"/>
        <table:table-column table:style-name="表格2.B"/>
        <table:table-row>
          <table:table-cell table:style-name="表格2.A1" office:value-type="string">
            <text:p text:style-name="P69">1</text:p>
            <text:p text:style-name="P69">2</text:p>
            <text:p text:style-name="P69">3</text:p>
            <text:p text:style-name="P69">4</text:p>
            <text:p text:style-name="P69"><text:soft-page-break/>5</text:p>
            <text:p text:style-name="P69">6</text:p>
            <text:p text:style-name="P69">7</text:p>
            <text:p text:style-name="P69">8</text:p>
            <text:p text:style-name="P69">9</text:p>
            <text:p text:style-name="P69">10</text:p>
            <text:p text:style-name="P69">11</text:p>
            <text:p text:style-name="P69">12</text:p>
          </table:table-cell>
          <table:table-cell table:style-name="表格2.A1" office:value-type="string">
            <text:p text:style-name="P68"><text:span text:style-name="T37">// </text:span><text:span text:style-name="T18">没有效率的：</text:span></text:p>
            <text:p text:style-name="P69">$r= mysql_query("SELECT * FROM user WHERE country = 'China'");</text:p>
            <text:p text:style-name="P69">if(mysql_num_rows($r) &gt; 0) {</text:p>
            <text:p text:style-name="P68"><text:soft-page-break/><text:span text:style-name="T40">    </text:span><text:span text:style-name="T37">// ...</text:span></text:p>
            <text:p text:style-name="P69">}</text:p>
            <text:p text:style-name="P70">  </text:p>
            <text:p text:style-name="P68"><text:span text:style-name="T37">// </text:span><text:span text:style-name="T18">有效率的：</text:span></text:p>
            <text:p text:style-name="P69">$r= mysql_query("SELECT 1 FROM user WHERE country = 'China' LIMIT 1");</text:p>
            <text:p text:style-name="P69">if(mysql_num_rows($r) &gt; 0) {</text:p>
            <text:p text:style-name="P68"><text:span text:style-name="T40">    </text:span><text:span text:style-name="T37">// ...</text:span></text:p>
            <text:p text:style-name="P69">}</text:p>
            <text:p text:style-name="P70"> </text:p>
          </table:table-cell>
        </table:table-row>
      </table:table>
      <text:p text:style-name="P21"><text:span text:style-name="T16">4. </text:span><text:span text:style-name="T19">为搜索字段建索引</text:span></text:p>
      <text:p text:style-name="P20">索引并不一定就是给主键或是唯一的字段。如果在你的表中，有某个字段你总要会经常用来做搜索，那么，请为其建立索引吧。</text:p>
      <text:p text:style-name="P24"><draw:frame draw:style-name="fr1" draw:name="图形3" text:anchor-type="as-char" svg:width="15.346cm" svg:height="5.953cm" draw:z-index="2"><draw:image xlink:href="../../../../../C:%5CUsers%5CHUHAOX~1%5CAppData%5CLocal%5CTemp%5Cksohtml%5Cwps744B.tmp.png" xlink:type="simple" xlink:show="embed" xlink:actuate="onLoad"/></draw:frame></text:p>
      <text:p text:style-name="P18"><text:span text:style-name="T8">从上图你可以看到那个搜索字串 “</text:span><text:span text:style-name="T11">last_name LIKE ‘a%’”</text:span><text:span text:style-name="T18">，一个是建了索引，一个是没有索引，性能差了</text:span><text:span text:style-name="T11">4</text:span><text:span text:style-name="T18">倍左右。</text:span></text:p>
      <text:p text:style-name="P23"><text:span text:style-name="T41">另外，你应该也需要知道什么样的搜索是不能使用正常的索引的。例如，当你需要在一篇大的文章中搜索一个词时，如： “</text:span><text:span text:style-name="T44">WHERE post_content LIKE ‘%apple%’”</text:span><text:span text:style-name="T43">，索引可能是没有意义的。你可能需要使用</text:span><text:a xlink:type="simple" xlink:href="http://dev.mysql.com/doc/refman/5.1/en/fulltext-search.html" text:style-name="Internet_20_link" text:visited-style-name="Visited_20_Internet_20_Link"><text:span text:style-name="T46">MySQL</text:span></text:a><text:a xlink:type="simple" xlink:href="http://dev.mysql.com/doc/refman/5.1/en/fulltext-search.html" text:style-name="Internet_20_link" text:visited-style-name="Visited_20_Internet_20_Link"><text:span text:style-name="T48">全文索引</text:span></text:a><text:span text:style-name="T40"> </text:span><text:span text:style-name="T41">或是自己做一个索引（比如说：搜索关键词或是</text:span><text:span text:style-name="T44">Tag</text:span><text:span text:style-name="T43">什么的）</text:span></text:p>
      <text:p text:style-name="P21"><text:span text:style-name="T16">5. </text:span><text:span text:style-name="T19">在</text:span><text:span text:style-name="T39">Join</text:span><text:span text:style-name="T19">表的时候使用相当类型的例，并将其索引</text:span></text:p>
      <text:p text:style-name="P18"><text:span text:style-name="T8">如果你的应用程序有很多 </text:span><text:span text:style-name="T11">JOIN </text:span><text:span text:style-name="T18">查询，你应该确认两个表中</text:span><text:span text:style-name="T11">Join</text:span><text:span text:style-name="T18">的字段是被建过索引的。这样，</text:span><text:span text:style-name="T11">MySQL</text:span><text:span text:style-name="T18">内部会启动为你优化</text:span><text:span text:style-name="T11">Join</text:span><text:span text:style-name="T18">的</text:span><text:span text:style-name="T11">SQL</text:span><text:span text:style-name="T18">语句的机制。</text:span></text:p>
      <text:p text:style-name="P18"><text:span text:style-name="T8">而且，这些被用来</text:span><text:span text:style-name="T11">Join</text:span><text:span text:style-name="T18">的字段，应该是相同的类型的。例如：如果你要把 </text:span><text:span text:style-name="T11">DECIMAL </text:span><text:span text:style-name="T18">字段和一个 </text:span><text:span text:style-name="T11">INT </text:span><text:span text:style-name="T18">字</text:span><text:soft-page-break/><text:span text:style-name="T18">段</text:span><text:span text:style-name="T11">Join</text:span><text:span text:style-name="T18">在一起，</text:span><text:span text:style-name="T11">MySQL</text:span><text:span text:style-name="T18">就无法使用它们的索引。对于那些</text:span><text:span text:style-name="T11">STRING</text:span><text:span text:style-name="T18">类型，还需要有相同的字符集才行。（两个表的字符集有可能不一样）</text:span></text:p>
      <table:table table:name="表格3" table:style-name="表格3">
        <table:table-column table:style-name="表格3.A"/>
        <table:table-column table:style-name="表格3.B"/>
        <table:table-row>
          <table:table-cell table:style-name="表格3.A1" office:value-type="string">
            <text:p text:style-name="P69">1</text:p>
            <text:p text:style-name="P69">2</text:p>
            <text:p text:style-name="P69">3</text:p>
            <text:p text:style-name="P69">4</text:p>
            <text:p text:style-name="P69">5</text:p>
            <text:p text:style-name="P69">6</text:p>
          </table:table-cell>
          <table:table-cell table:style-name="表格3.A1" office:value-type="string">
            <text:p text:style-name="P68"><text:span text:style-name="T37">// </text:span><text:span text:style-name="T18">在</text:span><text:span text:style-name="T37">state</text:span><text:span text:style-name="T18">中查找</text:span><text:span text:style-name="T37">company</text:span></text:p>
            <text:p text:style-name="P69">$r= mysql_query("SELECT company_name FROM users</text:p>
            <text:p text:style-name="P68"><text:span text:style-name="T40">    </text:span><text:span text:style-name="T38">LEFT JOIN companies ON (users.state = companies.state)</text:span></text:p>
            <text:p text:style-name="P68"><text:span text:style-name="T40">    </text:span><text:span text:style-name="T38">WHERE users.id =$user_id");</text:span></text:p>
            <text:p text:style-name="P70">  </text:p>
            <text:p text:style-name="P68"><text:span text:style-name="T37">// </text:span><text:span text:style-name="T18">两个 </text:span><text:span text:style-name="T37">state </text:span><text:span text:style-name="T18">字段应该是被建过索引的，而且应该是相当的类型，相同的字符集。</text:span></text:p>
            <text:p text:style-name="P70"> </text:p>
          </table:table-cell>
        </table:table-row>
      </table:table>
      <text:p text:style-name="P21"><text:span text:style-name="T16">6. </text:span><text:span text:style-name="T19">千万不要 </text:span><text:span text:style-name="T39">ORDER BY RAND()</text:span></text:p>
      <text:p text:style-name="P20">想打乱返回的数据行？随机挑一个数据？真不知道谁发明了这种用法，但很多新手很喜欢这样用。但你确不了解这样做有多么可怕的性能问题。</text:p>
      <text:p text:style-name="P18"><text:span text:style-name="T8">如果你真的想把返回的数据行打乱了，你有</text:span><text:span text:style-name="T11">N</text:span><text:span text:style-name="T18">种方法可以达到这个目的。这样使用只让你的数据库的性能呈指数级的下降。这里的问题是：</text:span><text:span text:style-name="T11">MySQL</text:span><text:span text:style-name="T18">会不得不去执行</text:span><text:span text:style-name="T11">RAND()</text:span><text:span text:style-name="T18">函数（很耗</text:span><text:span text:style-name="T11">CPU</text:span><text:span text:style-name="T18">时间），而且这是为了每一行记录去记行，然后再对其排序。就算是你用了</text:span><text:span text:style-name="T11">Limit 1</text:span><text:span text:style-name="T18">也无济于事（因为要排序）</text:span></text:p>
      <text:p text:style-name="P20">下面的示例是随机挑一条记录</text:p>
      <table:table table:name="表格4" table:style-name="表格4">
        <table:table-column table:style-name="表格4.A"/>
        <table:table-column table:style-name="表格4.B"/>
        <table:table-row>
          <table:table-cell table:style-name="表格4.A1" office:value-type="string">
            <text:p text:style-name="P69">1</text:p>
            <text:p text:style-name="P69">2</text:p>
            <text:p text:style-name="P69">3</text:p>
            <text:p text:style-name="P69">4</text:p>
            <text:p text:style-name="P69">5</text:p>
            <text:p text:style-name="P69">6</text:p>
            <text:p text:style-name="P69">7</text:p>
            <text:p text:style-name="P69">8</text:p>
            <text:p text:style-name="P69">9</text:p>
          </table:table-cell>
          <table:table-cell table:style-name="表格4.A1" office:value-type="string">
            <text:p text:style-name="P68"><text:span text:style-name="T37">// </text:span><text:span text:style-name="T18">千万不要这样做：</text:span></text:p>
            <text:p text:style-name="P69">$r= mysql_query("SELECT username FROM user ORDER BY RAND() LIMIT 1");</text:p>
            <text:p text:style-name="P70">  </text:p>
            <text:p text:style-name="P68"><text:span text:style-name="T37">// </text:span><text:span text:style-name="T18">这要会更好：</text:span></text:p>
            <text:p text:style-name="P69">$r= mysql_query("SELECT count(*) FROM user");</text:p>
            <text:p text:style-name="P69">$d= mysql_fetch_row($r);</text:p>
            <text:p text:style-name="P69">$rand= mt_rand(0,$d[0] - 1);</text:p>
            <text:p text:style-name="P70">  </text:p>
            <text:p text:style-name="P69">$r= mysql_query("SELECT username FROM user LIMIT $rand, 1");</text:p>
            <text:p text:style-name="P70"> </text:p>
          </table:table-cell>
        </table:table-row>
      </table:table>
      <text:p text:style-name="P21"><text:soft-page-break/><text:span text:style-name="T16">7. </text:span><text:span text:style-name="T19">避免 </text:span><text:span text:style-name="T39">SELECT *</text:span></text:p>
      <text:p text:style-name="P18"><text:span text:style-name="T8">从数据库里读出越多的数据，那么查询就会变得越慢。并且，如果你的数据库服务器和</text:span><text:span text:style-name="T11">WEB</text:span><text:span text:style-name="T18">服务器是两台独立的服务器的话，这还会增加网络传输的负载。</text:span></text:p>
      <text:p text:style-name="P20">所以，你应该养成一个需要什么就取什么的好的习惯。</text:p>
      <table:table table:name="表格5" table:style-name="表格5">
        <table:table-column table:style-name="表格5.A"/>
        <table:table-column table:style-name="表格5.B"/>
        <table:table-row>
          <table:table-cell table:style-name="表格5.A1" office:value-type="string">
            <text:p text:style-name="P69">1</text:p>
            <text:p text:style-name="P69">2</text:p>
            <text:p text:style-name="P69">3</text:p>
            <text:p text:style-name="P69">4</text:p>
            <text:p text:style-name="P69">5</text:p>
            <text:p text:style-name="P69">6</text:p>
            <text:p text:style-name="P69">7</text:p>
            <text:p text:style-name="P69">8</text:p>
            <text:p text:style-name="P69">9</text:p>
          </table:table-cell>
          <table:table-cell table:style-name="表格5.A1" office:value-type="string">
            <text:p text:style-name="P68"><text:span text:style-name="T37">// </text:span><text:span text:style-name="T18">不推荐</text:span></text:p>
            <text:p text:style-name="P69">$r= mysql_query("SELECT * FROM user WHERE user_id = 1");</text:p>
            <text:p text:style-name="P69">$d= mysql_fetch_assoc($r);</text:p>
            <text:p text:style-name="P69">echo"Welcome {$d['username']}";</text:p>
            <text:p text:style-name="P70">  </text:p>
            <text:p text:style-name="P68"><text:span text:style-name="T37">// </text:span><text:span text:style-name="T18">推荐</text:span></text:p>
            <text:p text:style-name="P69">$r= mysql_query("SELECT username FROM user WHERE user_id = 1");</text:p>
            <text:p text:style-name="P69">$d= mysql_fetch_assoc($r);</text:p>
            <text:p text:style-name="P69">echo"Welcome {$d['username']}";</text:p>
            <text:p text:style-name="P70"> </text:p>
          </table:table-cell>
        </table:table-row>
      </table:table>
      <text:p text:style-name="P21"><text:span text:style-name="T16">8. </text:span><text:span text:style-name="T19">永远为每张表设置一个</text:span><text:span text:style-name="T39">ID</text:span></text:p>
      <text:p text:style-name="P18"><text:span text:style-name="T8">我们应该为数据库里的每张表都设置一个</text:span><text:span text:style-name="T11">ID</text:span><text:span text:style-name="T18">做为其主键，而且最好的是一个</text:span><text:span text:style-name="T11">INT</text:span><text:span text:style-name="T18">型的（推荐使用</text:span><text:span text:style-name="T11">UNSIGNED</text:span><text:span text:style-name="T18">），并设置上自动增加的</text:span><text:span text:style-name="T11">AUTO_INCREMENT</text:span><text:span text:style-name="T18">标志。</text:span></text:p>
      <text:p text:style-name="P18"><text:span text:style-name="T8">就算是你 </text:span><text:span text:style-name="T11">users </text:span><text:span text:style-name="T18">表有一个主键叫 </text:span><text:span text:style-name="T8">“</text:span><text:span text:style-name="T11">email”</text:span><text:span text:style-name="T18">的字段，你也别让它成为主键。使用 </text:span><text:span text:style-name="T11">VARCHAR </text:span><text:span text:style-name="T18">类型来当主键会使用得性能下降。另外，在你的程序中，你应该使用表的</text:span><text:span text:style-name="T11">ID</text:span><text:span text:style-name="T18">来构造你的数据结构。</text:span></text:p>
      <text:p text:style-name="P18"><text:span text:style-name="T8">而且，在</text:span><text:span text:style-name="T11">MySQL</text:span><text:span text:style-name="T18">数据引擎下，还有一些操作需要使用主键，在这些情况下，主键的性能和设置变得非常重要，比如，集群，分区</text:span><text:span text:style-name="T8">……</text:span></text:p>
      <text:p text:style-name="P18"><text:span text:style-name="T8">在这里，只有一个情况是例外，那就是“</text:span><text:span text:style-name="T18">关联表</text:span><text:span text:style-name="T8">”</text:span><text:span text:style-name="T18">的</text:span><text:span text:style-name="T8">“</text:span><text:span text:style-name="T18">外键</text:span><text:span text:style-name="T8">”</text:span><text:span text:style-name="T18">，也就是说，这个表的主键，通过若干个别的表的主键构成。我们把这个情况叫做</text:span><text:span text:style-name="T8">“</text:span><text:span text:style-name="T18">外键</text:span><text:span text:style-name="T8">”</text:span><text:span text:style-name="T18">。比如：有一个</text:span><text:span text:style-name="T8">“</text:span><text:span text:style-name="T18">学生表</text:span><text:span text:style-name="T8">”</text:span><text:span text:style-name="T18">有学生的</text:span><text:span text:style-name="T11">ID</text:span><text:span text:style-name="T18">，有一个</text:span><text:span text:style-name="T8">“</text:span><text:span text:style-name="T18">课程表</text:span><text:span text:style-name="T8">”</text:span><text:span text:style-name="T18">有课程</text:span><text:span text:style-name="T11">ID</text:span><text:span text:style-name="T18">，那么，</text:span><text:span text:style-name="T8">“</text:span><text:span text:style-name="T18">成绩表</text:span><text:span text:style-name="T8">”</text:span><text:span text:style-name="T18">就是</text:span><text:span text:style-name="T8">“</text:span><text:span text:style-name="T18">关联表</text:span><text:span text:style-name="T8">”</text:span><text:span text:style-name="T18">了，其关联了学生表和课程表，在成绩表中，学生</text:span><text:span text:style-name="T11">ID</text:span><text:span text:style-name="T18">和课程</text:span><text:span text:style-name="T11">ID</text:span><text:span text:style-name="T18">叫</text:span><text:span text:style-name="T8">“</text:span><text:span text:style-name="T18">外键</text:span><text:span text:style-name="T8">”</text:span><text:span text:style-name="T18">其共同组成主键。</text:span></text:p>
      <text:p text:style-name="P21"><text:span text:style-name="T16">9. </text:span><text:span text:style-name="T19">使用 </text:span><text:span text:style-name="T39">ENUM </text:span><text:span text:style-name="T19">而不是 </text:span><text:span text:style-name="T39">VARCHAR</text:span></text:p>
      <text:p text:style-name="P23"><text:a xlink:type="simple" xlink:href="http://dev.mysql.com/doc/refman/5.0/en/enum.html" text:style-name="Internet_20_link" text:visited-style-name="Visited_20_Internet_20_Link"><text:span text:style-name="T46">ENUM</text:span></text:a><text:span text:style-name="T40"> </text:span><text:span text:style-name="T41">类型是非常快和紧凑的。在实际上，其保存的是 </text:span><text:span text:style-name="T44">TINYINT</text:span><text:span text:style-name="T43">，但其外表上显示为字符串。这样一来，用这个字段来做一些选项列表变得相当的完美。</text:span></text:p>
      <text:p text:style-name="P18"><text:span text:style-name="T8">如果你有一个字段，比如“</text:span><text:span text:style-name="T18">性别</text:span><text:span text:style-name="T8">”</text:span><text:span text:style-name="T18">，</text:span><text:span text:style-name="T8">“</text:span><text:span text:style-name="T18">国家</text:span><text:span text:style-name="T8">”</text:span><text:span text:style-name="T18">，</text:span><text:span text:style-name="T8">“</text:span><text:span text:style-name="T18">民族</text:span><text:span text:style-name="T8">”</text:span><text:span text:style-name="T18">，</text:span><text:span text:style-name="T8">“</text:span><text:span text:style-name="T18">状态</text:span><text:span text:style-name="T8">”</text:span><text:span text:style-name="T18">或</text:span><text:span text:style-name="T8">“</text:span><text:span text:style-name="T18">部门</text:span><text:span text:style-name="T8">”</text:span><text:span text:style-name="T18">，你知道这些字段的取值是有限而且固定的，那么，你应该使用 </text:span><text:span text:style-name="T11">ENUM </text:span><text:span text:style-name="T18">而不是 </text:span><text:span text:style-name="T11">VARCHAR</text:span><text:span text:style-name="T18">。</text:span></text:p>
      <text:p text:style-name="P18"><text:soft-page-break/><text:span text:style-name="T11">MySQL</text:span><text:span text:style-name="T18">也有一个</text:span><text:span text:style-name="T8">“</text:span><text:span text:style-name="T18">建议</text:span><text:span text:style-name="T8">”</text:span><text:span text:style-name="T18">（见第十条）告诉你怎么去重新组织你的表结构。当你有一个 </text:span><text:span text:style-name="T11">VARCHAR </text:span><text:span text:style-name="T18">字段时，这个建议会告诉你把其改成 </text:span><text:span text:style-name="T11">ENUM </text:span><text:span text:style-name="T18">类型。使用 </text:span><text:span text:style-name="T11">PROCEDURE ANALYSE() </text:span><text:span text:style-name="T18">你可以得到相关的建议。</text:span></text:p>
      <text:p text:style-name="P21"><text:span text:style-name="T16">10. </text:span><text:span text:style-name="T19">从 </text:span><text:span text:style-name="T39">PROCEDURE ANALYSE() </text:span><text:span text:style-name="T19">取得建议</text:span></text:p>
      <text:p text:style-name="P23"><text:a xlink:type="simple" xlink:href="http://dev.mysql.com/doc/refman/5.0/en/procedure-analyse.html" text:style-name="Internet_20_link" text:visited-style-name="Visited_20_Internet_20_Link"><text:span text:style-name="T46">PROCEDURE ANALYSE()</text:span></text:a><text:span text:style-name="T40"> </text:span><text:span text:style-name="T41">会让 </text:span><text:span text:style-name="T44">MySQL </text:span><text:span text:style-name="T43">帮你去分析你的字段和其实际的数据，并会给你一些有用的建议。只有表中有实际的数据，这些建议才会变得有用，因为要做一些大的决定是需要有数据作为基础的。</text:span></text:p>
      <text:p text:style-name="P18"><text:span text:style-name="T8">例如，如果你创建了一个 </text:span><text:span text:style-name="T11">INT </text:span><text:span text:style-name="T18">字段作为你的主键，然而并没有太多的数据，那么，</text:span><text:span text:style-name="T11">PROCEDURE ANALYSE()</text:span><text:span text:style-name="T18">会建议你把这个字段的类型改成 </text:span><text:span text:style-name="T11">MEDIUMINT </text:span><text:span text:style-name="T18">。或是你使用了一个 </text:span><text:span text:style-name="T11">VARCHAR </text:span><text:span text:style-name="T18">字段，因为数据不多，你可能会得到一个让你把它改成 </text:span><text:span text:style-name="T11">ENUM </text:span><text:span text:style-name="T18">的建议。这些建议，都是可能因为数据不够多，所以决策做得就不够准。</text:span></text:p>
      <text:p text:style-name="P18"><text:span text:style-name="T8">在</text:span><text:span text:style-name="T11">phpmyadmin</text:span><text:span text:style-name="T18">里，你可以在查看表时，点击 </text:span><text:span text:style-name="T8">“</text:span><text:span text:style-name="T11">Propose table structure” </text:span><text:span text:style-name="T18">来查看这些建议</text:span></text:p>
      <text:p text:style-name="P24"><draw:frame draw:style-name="fr1" draw:name="图形4" text:anchor-type="as-char" svg:width="11.06cm" svg:height="6.588cm" draw:z-index="3"><draw:image xlink:href="../../../../../C:%5CUsers%5CHUHAOX~1%5CAppData%5CLocal%5CTemp%5Cksohtml%5Cwps745B.tmp.png" xlink:type="simple" xlink:show="embed" xlink:actuate="onLoad"/></draw:frame></text:p>
      <text:p text:style-name="P20">一定要注意，这些只是建议，只有当你的表里的数据越来越多时，这些建议才会变得准确。一定要记住，你才是最终做决定的人。</text:p>
      <text:p text:style-name="P21"><text:span text:style-name="T16">11. </text:span><text:span text:style-name="T19">尽可能的使用 </text:span><text:span text:style-name="T39">NOT NULL</text:span></text:p>
      <text:p text:style-name="P18"><text:span text:style-name="T8">除非你有一个很特别的原因去使用 </text:span><text:span text:style-name="T11">NULL </text:span><text:span text:style-name="T18">值，你应该总是让你的字段保持 </text:span><text:span text:style-name="T11">NOT NULL</text:span><text:span text:style-name="T18">。这看起来好像有点争议，请往下看。</text:span></text:p>
      <text:p text:style-name="P18"><text:span text:style-name="T8">首先，问问你自己“</text:span><text:span text:style-name="T11">Empty”</text:span><text:span text:style-name="T18">和</text:span><text:span text:style-name="T8">“</text:span><text:span text:style-name="T11">NULL”</text:span><text:span text:style-name="T18">有多大的区别（如果是</text:span><text:span text:style-name="T11">INT</text:span><text:span text:style-name="T18">，那就是</text:span><text:span text:style-name="T11">0</text:span><text:span text:style-name="T18">和</text:span><text:span text:style-name="T11">NULL</text:span><text:span text:style-name="T18">）？如果你觉得它们之间没有什么区别，那么你就不要使用</text:span><text:span text:style-name="T11">NULL</text:span><text:span text:style-name="T18">。（你知道吗？在 </text:span><text:span text:style-name="T11">Oracle </text:span><text:span text:style-name="T18">里，</text:span><text:span text:style-name="T11">NULL </text:span><text:span text:style-name="T18">和 </text:span><text:span text:style-name="T11">Empty </text:span><text:span text:style-name="T18">的字符串是一样的！</text:span><text:span text:style-name="T11">)</text:span></text:p>
      <text:p text:style-name="P18"><text:span text:style-name="T8">不要以为 </text:span><text:span text:style-name="T11">NULL </text:span><text:span text:style-name="T18">不需要空间，其需要额外的空间，并且，在你进行比较的时候，你的程序会更复杂。 当然，这里并不是说你就不能使用</text:span><text:span text:style-name="T11">NULL</text:span><text:span text:style-name="T18">了，现实情况是很复杂的，依然会有些情况下，你需要使用</text:span><text:span text:style-name="T11">NULL</text:span><text:span text:style-name="T18">值。</text:span></text:p>
      <text:p text:style-name="P18"><text:span text:style-name="T8">下面摘自</text:span><text:span text:style-name="T11">MySQL</text:span><text:span text:style-name="T18">自己的文档：</text:span></text:p>
      <text:p text:style-name="P17">“<text:span text:style-name="T11">NULL columns require additional space in the row to record whether their values are NULL. For MyISAM tables, each NULL column takes one bit extra, rounded up to the nearest byte.”</text:span></text:p>
      <text:p text:style-name="P22"><text:soft-page-break/>12. Prepared Statements</text:p>
      <text:p text:style-name="P18"><text:span text:style-name="T11">Prepared Statements</text:span><text:span text:style-name="T18">很像存储过程，是一种运行在后台的</text:span><text:span text:style-name="T11">SQL</text:span><text:span text:style-name="T18">语句集合，我们可以从使用 </text:span><text:span text:style-name="T11">prepared statements </text:span><text:span text:style-name="T18">获得很多好处，无论是性能问题还是安全问题。</text:span></text:p>
      <text:p text:style-name="P18"><text:span text:style-name="T11">Prepared Statements </text:span><text:span text:style-name="T18">可以检查一些你绑定好的变量，这样可以保护你的程序不会受到</text:span><text:span text:style-name="T8">“</text:span><text:span text:style-name="T11">SQL</text:span><text:span text:style-name="T18">注入式</text:span><text:span text:style-name="T8">”</text:span><text:span text:style-name="T18">攻击。当然，你也可以手动地检查你的这些变量，然而，手动的检查容易出问题，而且很经常会被程序员忘了。当我们使用一些</text:span><text:span text:style-name="T11">framework</text:span><text:span text:style-name="T18">或是</text:span><text:span text:style-name="T11">ORM</text:span><text:span text:style-name="T18">的时候，这样的问题会好一些。</text:span></text:p>
      <text:p text:style-name="P18"><text:span text:style-name="T8">在性能方面，当一个相同的查询被使用多次的时候，这会为你带来可观的性能优势。你可以给这些</text:span><text:span text:style-name="T11">Prepared Statements</text:span><text:span text:style-name="T18">定义一些参数，而</text:span><text:span text:style-name="T11">MySQL</text:span><text:span text:style-name="T18">只会解析一次。</text:span></text:p>
      <text:p text:style-name="P18"><text:span text:style-name="T8">虽然最新版本的</text:span><text:span text:style-name="T11">MySQL</text:span><text:span text:style-name="T18">在传输</text:span><text:span text:style-name="T11">Prepared Statements</text:span><text:span text:style-name="T18">是使用二进制形势，所以这会使得网络传输非常有效率。</text:span></text:p>
      <text:p text:style-name="P18"><text:span text:style-name="T8">当然，也有一些情况下，我们需要避免使用</text:span><text:span text:style-name="T11">Prepared Statements</text:span><text:span text:style-name="T18">，因为其不支持查询缓存。但据说版本</text:span><text:span text:style-name="T11">5.1</text:span><text:span text:style-name="T18">后支持了。</text:span></text:p>
      <text:p text:style-name="P23"><text:span text:style-name="T41">在</text:span><text:span text:style-name="T44">PHP</text:span><text:span text:style-name="T43">中要使用</text:span><text:span text:style-name="T44">prepared statements</text:span><text:span text:style-name="T43">，你可以查看其使用手册：</text:span><text:a xlink:type="simple" xlink:href="http://php.net/manual/en/book.mysqli.php" text:style-name="Internet_20_link" text:visited-style-name="Visited_20_Internet_20_Link"><text:span text:style-name="T46">mysqli </text:span></text:a><text:a xlink:type="simple" xlink:href="http://php.net/manual/en/book.mysqli.php" text:style-name="Internet_20_link" text:visited-style-name="Visited_20_Internet_20_Link"><text:span text:style-name="T48">扩展</text:span></text:a><text:span text:style-name="T40"> </text:span><text:span text:style-name="T41">或是使用数据库抽象层，如： </text:span><text:a xlink:type="simple" xlink:href="http://us.php.net/manual/en/book.pdo.php" text:style-name="Internet_20_link" text:visited-style-name="Visited_20_Internet_20_Link"><text:span text:style-name="T46">PDO</text:span></text:a><text:span text:style-name="T44">.</text:span></text:p>
      <table:table table:name="表格6" table:style-name="表格6">
        <table:table-column table:style-name="表格6.A"/>
        <table:table-column table:style-name="表格6.B"/>
        <table:table-row>
          <table:table-cell table:style-name="表格6.A1" office:value-type="string">
            <text:p text:style-name="P69">1</text:p>
            <text:p text:style-name="P69">2</text:p>
            <text:p text:style-name="P69">3</text:p>
            <text:p text:style-name="P69">4</text:p>
            <text:p text:style-name="P69">5</text:p>
            <text:p text:style-name="P69">6</text:p>
            <text:p text:style-name="P69">7</text:p>
            <text:p text:style-name="P69">8</text:p>
            <text:p text:style-name="P69">9</text:p>
            <text:p text:style-name="P69">10</text:p>
            <text:p text:style-name="P69">11</text:p>
            <text:p text:style-name="P69">12</text:p>
            <text:p text:style-name="P69">13</text:p>
            <text:p text:style-name="P69">14</text:p>
            <text:p text:style-name="P69">15</text:p>
            <text:p text:style-name="P69">16</text:p>
            <text:p text:style-name="P69"><text:soft-page-break/>17</text:p>
            <text:p text:style-name="P69">18</text:p>
            <text:p text:style-name="P69">19</text:p>
          </table:table-cell>
          <table:table-cell table:style-name="表格6.A1" office:value-type="string">
            <text:p text:style-name="P68"><text:span text:style-name="T37">// </text:span><text:span text:style-name="T18">创建 </text:span><text:span text:style-name="T37">prepared statement</text:span></text:p>
            <text:p text:style-name="P69">if($stmt=$mysqli-&gt;prepare("SELECT username FROM user WHERE state=?")) {</text:p>
            <text:p text:style-name="P70">  </text:p>
            <text:p text:style-name="P68"><text:span text:style-name="T40">    </text:span><text:span text:style-name="T37">// </text:span><text:span text:style-name="T18">绑定参数</text:span></text:p>
            <text:p text:style-name="P68"><text:span text:style-name="T40">    </text:span><text:span text:style-name="T38">$stmt-&gt;bind_param("s",$state);</text:span></text:p>
            <text:p text:style-name="P70">  </text:p>
            <text:p text:style-name="P68"><text:span text:style-name="T40">    </text:span><text:span text:style-name="T37">// </text:span><text:span text:style-name="T18">执行</text:span></text:p>
            <text:p text:style-name="P68"><text:span text:style-name="T40">    </text:span><text:span text:style-name="T38">$stmt-&gt;execute();</text:span></text:p>
            <text:p text:style-name="P70">  </text:p>
            <text:p text:style-name="P68"><text:span text:style-name="T40">    </text:span><text:span text:style-name="T37">// </text:span><text:span text:style-name="T18">绑定结果</text:span></text:p>
            <text:p text:style-name="P68"><text:span text:style-name="T40">    </text:span><text:span text:style-name="T38">$stmt-&gt;bind_result($username);</text:span></text:p>
            <text:p text:style-name="P70">  </text:p>
            <text:p text:style-name="P68"><text:soft-page-break/><text:span text:style-name="T40">    </text:span><text:span text:style-name="T37">// </text:span><text:span text:style-name="T18">移动游标</text:span></text:p>
            <text:p text:style-name="P68"><text:span text:style-name="T40">    </text:span><text:span text:style-name="T38">$stmt-&gt;fetch();</text:span></text:p>
            <text:p text:style-name="P70">  </text:p>
            <text:p text:style-name="P68"><text:span text:style-name="T40">    </text:span><text:span text:style-name="T38">printf("%s is from %s\n",$username,$state);</text:span></text:p>
            <text:p text:style-name="P70">  </text:p>
            <text:p text:style-name="P68"><text:span text:style-name="T40">    </text:span><text:span text:style-name="T38">$stmt-&gt;close();</text:span></text:p>
            <text:p text:style-name="P69">}</text:p>
            <text:p text:style-name="P70"> </text:p>
          </table:table-cell>
        </table:table-row>
      </table:table>
      <text:p text:style-name="P21"><text:span text:style-name="T16">13. </text:span><text:span text:style-name="T19">无缓冲的查询</text:span></text:p>
      <text:p text:style-name="P18"><text:span text:style-name="T8">正常的情况下，当你在当你在你的脚本中执行一个</text:span><text:span text:style-name="T11">SQL</text:span><text:span text:style-name="T18">语句的时候，你的程序会停在那里直到没这个</text:span><text:span text:style-name="T11">SQL</text:span><text:span text:style-name="T18">语句返回，然后你的程序再往下继续执行。你可以使用无缓冲查询来改变这个行为。</text:span></text:p>
      <text:p text:style-name="P23"><text:span text:style-name="T41">关于这个事情，在</text:span><text:span text:style-name="T44">PHP</text:span><text:span text:style-name="T43">的文档中有一个非常不错的说明： </text:span><text:a xlink:type="simple" xlink:href="http://php.net/manual/en/function.mysql-unbuffered-query.php" text:style-name="Internet_20_link" text:visited-style-name="Visited_20_Internet_20_Link"><text:span text:style-name="T46">mysql_unbuffered_query()</text:span></text:a><text:span text:style-name="T40"> </text:span><text:span text:style-name="T41">函数：</text:span></text:p>
      <text:p text:style-name="P17">“<text:span text:style-name="T11">mysql_unbuffered_query() sends the SQL query query to MySQL without automatically fetching and buffering the result rows as mysql_query() does. This saves a considerable amount of memory with SQL queries that produce large result sets, and you can start working on the result set immediately after the first row has been retrieved as you don’t have to wait until the complete SQL query has been performed.”</text:span></text:p>
      <text:p text:style-name="P18"><text:span text:style-name="T8">上面那句话翻译过来是说，</text:span><text:span text:style-name="T11">mysql_unbuffered_query() </text:span><text:span text:style-name="T18">发送一个</text:span><text:span text:style-name="T11">SQL</text:span><text:span text:style-name="T18">语句到</text:span><text:span text:style-name="T11">MySQL</text:span><text:span text:style-name="T18">而并不像</text:span><text:span text:style-name="T11">mysql_query()</text:span><text:span text:style-name="T18">一样去自动</text:span><text:span text:style-name="T11">fethch</text:span><text:span text:style-name="T18">和缓存结果。这会相当节约很多可观的内存，尤其是那些会产生大量结果的查询语句，并且，你不需要等到所有的结果都返回，只需要第一行数据返回的时候，你就可以开始马上开始工作于查询结果了。</text:span></text:p>
      <text:p text:style-name="P23"><text:span text:style-name="T41">然而，这会有一些限制。因为你要么把所有行都读走，或是你要在进行下一次的查询前调用 </text:span><text:a xlink:type="simple" xlink:href="http://us2.php.net/manual/en/function.mysql-free-result.php" text:style-name="Internet_20_link" text:visited-style-name="Visited_20_Internet_20_Link"><text:span text:style-name="T46">mysql_free_result()</text:span></text:a><text:span text:style-name="T40"> </text:span><text:span text:style-name="T41">清除结果。而且， </text:span><text:a xlink:type="simple" xlink:href="http://us2.php.net/manual/en/function.mysql-num-rows.php" text:style-name="Internet_20_link" text:visited-style-name="Visited_20_Internet_20_Link"><text:span text:style-name="T46">mysql_num_rows()</text:span></text:a><text:span text:style-name="T40"> </text:span><text:span text:style-name="T41">或 </text:span><text:a xlink:type="simple" xlink:href="http://us2.php.net/manual/en/function.mysql-data-seek.php" text:style-name="Internet_20_link" text:visited-style-name="Visited_20_Internet_20_Link"><text:span text:style-name="T46">mysql_data_seek()</text:span></text:a><text:span text:style-name="T40"> </text:span><text:span text:style-name="T41">将无法使用。所以，是否使用无缓冲的查询你需要仔细考虑。</text:span></text:p>
      <text:p text:style-name="P21"><text:span text:style-name="T16">14. </text:span><text:span text:style-name="T19">把</text:span><text:span text:style-name="T39">IP</text:span><text:span text:style-name="T19">地址存成 </text:span><text:span text:style-name="T39">UNSIGNED INT</text:span></text:p>
      <text:p text:style-name="P18"><text:span text:style-name="T8">很多程序员都会创建一个 </text:span><text:span text:style-name="T11">VARCHAR(15) </text:span><text:span text:style-name="T18">字段来存放字符串形式的</text:span><text:span text:style-name="T11">IP</text:span><text:span text:style-name="T18">而不是整形的</text:span><text:span text:style-name="T11">IP</text:span><text:span text:style-name="T18">。如果你用整形来存放，只需要</text:span><text:span text:style-name="T11">4</text:span><text:span text:style-name="T18">个字节，并且你可以有定长的字段。而且，这会为你带来查询上的优势，尤其是当你需要使用这样的</text:span><text:span text:style-name="T11">WHERE</text:span><text:span text:style-name="T18">条件：</text:span><text:span text:style-name="T11">IP between ip1 and ip2</text:span><text:span text:style-name="T18">。</text:span></text:p>
      <text:p text:style-name="P18"><text:span text:style-name="T8">我们必需要使用</text:span><text:span text:style-name="T11">UNSIGNED INT</text:span><text:span text:style-name="T18">，因为 </text:span><text:span text:style-name="T11">IP</text:span><text:span text:style-name="T18">地址会使用整个</text:span><text:span text:style-name="T11">32</text:span><text:span text:style-name="T18">位的无符号整形。</text:span></text:p>
      <text:p text:style-name="P23"><text:span text:style-name="T41">而你的查询，你可以使用 </text:span><text:a xlink:type="simple" xlink:href="http://dev.mysql.com/doc/refman/5.0/en/miscellaneous-functions.html#function_inet-aton" text:style-name="Internet_20_link" text:visited-style-name="Visited_20_Internet_20_Link"><text:span text:style-name="T46">INET_ATON()</text:span></text:a><text:span text:style-name="T40"> </text:span><text:span text:style-name="T41">来把一个字符串</text:span><text:span text:style-name="T44">IP</text:span><text:span text:style-name="T43">转成一个整形，并使用 </text:span><text:a xlink:type="simple" xlink:href="http://dev.mysql.com/doc/refman/5.0/en/miscellaneous-functions.html#function_inet-ntoa" text:style-name="Internet_20_link" text:visited-style-name="Visited_20_Internet_20_Link"><text:span text:style-name="T46">INET_NTOA()</text:span></text:a><text:span text:style-name="T40"> </text:span><text:span text:style-name="T41">把一个整形转成一个字符串</text:span><text:span text:style-name="T44">IP</text:span><text:span text:style-name="T43">。在</text:span><text:span text:style-name="T44">PHP</text:span><text:span text:style-name="T43">中，也有这样的函数 </text:span><text:a xlink:type="simple" xlink:href="http://php.net/manual/en/function.ip2long.php" text:style-name="Internet_20_link" text:visited-style-name="Visited_20_Internet_20_Link"><text:span text:style-name="T46">ip2long()</text:span></text:a><text:span text:style-name="T40"> </text:span><text:span text:style-name="T41">和 </text:span><text:a xlink:type="simple" xlink:href="http://us.php.net/manual/en/function.long2ip.php" text:style-name="Internet_20_link" text:visited-style-name="Visited_20_Internet_20_Link"><text:span text:style-name="T46">long2ip()</text:span></text:a><text:span text:style-name="T41">。</text:span></text:p>
      <table:table table:name="表格7" table:style-name="表格7">
        <table:table-column table:style-name="表格7.A"/>
        <table:table-column table:style-name="表格7.B"/>
        <text:soft-page-break/>
        <table:table-row>
          <table:table-cell table:style-name="表格7.A1" office:value-type="string">
            <text:p text:style-name="P69">1</text:p>
          </table:table-cell>
          <table:table-cell table:style-name="表格7.A1" office:value-type="string">
            <text:p text:style-name="P69">$r="UPDATE users SET ip = INET_ATON('{$_SERVER['REMOTE_ADDR']}') WHERE user_id = $user_id";</text:p>
            <text:p text:style-name="P70"> </text:p>
          </table:table-cell>
        </table:table-row>
      </table:table>
      <text:p text:style-name="P21"><text:span text:style-name="T16">15. </text:span><text:span text:style-name="T19">固定长度的表会更快</text:span></text:p>
      <text:p text:style-name="P23"><text:span text:style-name="T41">如果表中的所有字段都是“</text:span><text:span text:style-name="T43">固定长度</text:span><text:span text:style-name="T41">”</text:span><text:span text:style-name="T43">的，整个表会被认为是 </text:span><text:a xlink:type="simple" xlink:href="http://dev.mysql.com/doc/refman/5.1/en/static-format.html" text:style-name="Internet_20_link" text:visited-style-name="Visited_20_Internet_20_Link"><text:span text:style-name="T47">“</text:span></text:a><text:a xlink:type="simple" xlink:href="http://dev.mysql.com/doc/refman/5.1/en/static-format.html" text:style-name="Internet_20_link" text:visited-style-name="Visited_20_Internet_20_Link"><text:span text:style-name="T46">static” </text:span></text:a><text:a xlink:type="simple" xlink:href="http://dev.mysql.com/doc/refman/5.1/en/static-format.html" text:style-name="Internet_20_link" text:visited-style-name="Visited_20_Internet_20_Link"><text:span text:style-name="T48">或 </text:span></text:a><text:a xlink:type="simple" xlink:href="http://dev.mysql.com/doc/refman/5.1/en/static-format.html" text:style-name="Internet_20_link" text:visited-style-name="Visited_20_Internet_20_Link"><text:span text:style-name="T49">“</text:span></text:a><text:a xlink:type="simple" xlink:href="http://dev.mysql.com/doc/refman/5.1/en/static-format.html" text:style-name="Internet_20_link" text:visited-style-name="Visited_20_Internet_20_Link"><text:span text:style-name="T46">fixed-length”</text:span></text:a><text:span text:style-name="T41">。 例如，表中没有如下类型的字段： </text:span><text:span text:style-name="T44">VARCHAR</text:span><text:span text:style-name="T43">，</text:span><text:span text:style-name="T44">TEXT</text:span><text:span text:style-name="T43">，</text:span><text:span text:style-name="T44">BLOB</text:span><text:span text:style-name="T43">。只要你包括了其中一个这些字段，那么这个表就不是</text:span><text:span text:style-name="T41">“</text:span><text:span text:style-name="T43">固定长度静态表</text:span><text:span text:style-name="T41">”</text:span><text:span text:style-name="T43">了，这样，</text:span><text:span text:style-name="T44">MySQL </text:span><text:span text:style-name="T43">引擎会用另一种方法来处理。</text:span></text:p>
      <text:p text:style-name="P18"><text:span text:style-name="T8">固定长度的表会提高性能，因为</text:span><text:span text:style-name="T11">MySQL</text:span><text:span text:style-name="T18">搜寻得会更快一些，因为这些固定的长度是很容易计算下一个数据的偏移量的，所以读取的自然也会很快。而如果字段不是定长的，那么，每一次要找下一条的话，需要程序找到主键。</text:span></text:p>
      <text:p text:style-name="P20">并且，固定长度的表也更容易被缓存和重建。不过，唯一的副作用是，固定长度的字段会浪费一些空间，因为定长的字段无论你用不用，他都是要分配那么多的空间。</text:p>
      <text:p text:style-name="P20">使用“<text:span text:style-name="T17">垂直分割</text:span>”<text:span text:style-name="T17">技术（见下一条），你可以分割你的表成为两个一个是定长的，一个则是不定长的。</text:span></text:p>
      <text:p text:style-name="P21"><text:span text:style-name="T16">16. </text:span><text:span text:style-name="T19">垂直分割</text:span></text:p>
      <text:p text:style-name="P18">“<text:span text:style-name="T18">垂直分割</text:span><text:span text:style-name="T8">”</text:span><text:span text:style-name="T18">是一种把数据库中的表按列变成几张表的方法，这样可以降低表的复杂度和字段的数目，从而达到优化的目的。（以前，在银行做过项目，见过一张表有</text:span><text:span text:style-name="T11">100</text:span><text:span text:style-name="T18">多个字段，很恐怖）</text:span></text:p>
      <text:p text:style-name="P23"><text:span text:style-name="T42">示例一</text:span><text:span text:style-name="T41">：在</text:span><text:span text:style-name="T44">Users</text:span><text:span text:style-name="T43">表中有一个字段是家庭地址，这个字段是可选字段，相比起，而且你在数据库操作的时候除了个人信息外，你并不需要经常读取或是改写这个字段。那么，为什么不把他放到另外一张表中呢？ 这样会让你的表有更好的性能，大家想想是不是，大量的时候，我对于用户表来说，只有用户</text:span><text:span text:style-name="T44">ID</text:span><text:span text:style-name="T43">，用户名，口令，用户角色等会被经常使用。小一点的表总是会有好的性能。</text:span></text:p>
      <text:p text:style-name="P23"><text:span text:style-name="T42">示例二</text:span><text:span text:style-name="T41">： 你有一个叫 “</text:span><text:span text:style-name="T44">last_login” </text:span><text:span text:style-name="T43">的字段，它会在每次用户登录时被更新。但是，每次更新时会导致该表的查询缓存被清空。所以，你可以把这个字段放到另一个表中，这样就不会影响你对用户</text:span><text:span text:style-name="T44">ID</text:span><text:span text:style-name="T43">，用户名，用户角色的不停地读取了，因为查询缓存会帮你增加很多性能。</text:span></text:p>
      <text:p text:style-name="P18"><text:span text:style-name="T8">另外，你需要注意的是，这些被分出去的字段所形成的表，你不会经常性地去</text:span><text:span text:style-name="T11">Join</text:span><text:span text:style-name="T18">他们，不然的话，这样的性能会比不分割时还要差，而且，会是极数级的下降。</text:span></text:p>
      <text:p text:style-name="P21"><text:span text:style-name="T16">17. </text:span><text:span text:style-name="T19">拆分大的 </text:span><text:span text:style-name="T39">DELETE </text:span><text:span text:style-name="T19">或 </text:span><text:span text:style-name="T39">INSERT </text:span><text:span text:style-name="T19">语句</text:span></text:p>
      <text:p text:style-name="P18"><text:span text:style-name="T8">如果你需要在一个在线的网站上去执行一个大的 </text:span><text:span text:style-name="T11">DELETE </text:span><text:span text:style-name="T18">或 </text:span><text:span text:style-name="T11">INSERT </text:span><text:span text:style-name="T18">查询，你需要非常小心，要避免你的操作让你的整个网站停止相应。因为这两个操作是会锁表的，表一锁住了，别的操作都进不来了。</text:span></text:p>
      <text:p text:style-name="P18"><text:span text:style-name="T11">Apache </text:span><text:span text:style-name="T18">会有很多的子进程或线程。所以，其工作起来相当有效率，而我们的服务器也不希望有太多的子进程，线程和数据库链接，这是极大的占服务器资源的事情，尤其是内存。</text:span></text:p>
      <text:p text:style-name="P18"><text:span text:style-name="T8">如果你把你的表锁上一段时间，比如</text:span><text:span text:style-name="T11">30</text:span><text:span text:style-name="T18">秒钟，那么对于一个有很高访问量的站点来说，这</text:span><text:span text:style-name="T11">30</text:span><text:span text:style-name="T18">秒所积累的访问进程</text:span><text:span text:style-name="T11">/</text:span><text:span text:style-name="T18">线程，数据库链接，打开的文件数，可能不仅仅会让你泊</text:span><text:span text:style-name="T11">WEB</text:span><text:span text:style-name="T18">服务</text:span><text:span text:style-name="T11">Crash</text:span><text:span text:style-name="T18">，还可能会让你的整台服务器马上掛了。</text:span></text:p>
      <text:p text:style-name="P18"><text:span text:style-name="T8">所以，如果你有一个大的处理，你定你一定把其拆分，使用 </text:span><text:span text:style-name="T11">LIMIT </text:span><text:span text:style-name="T18">条件是一个好的方法。下面是一个示例：</text:span></text:p>
      <table:table table:name="表格8" table:style-name="表格8">
        <table:table-column table:style-name="表格8.A"/>
        <table:table-column table:style-name="表格8.B"/>
        <text:soft-page-break/>
        <table:table-row>
          <table:table-cell table:style-name="表格8.A1" office:value-type="string">
            <text:p text:style-name="P69">1</text:p>
            <text:p text:style-name="P69">2</text:p>
            <text:p text:style-name="P69">3</text:p>
            <text:p text:style-name="P69">4</text:p>
            <text:p text:style-name="P69">5</text:p>
            <text:p text:style-name="P69">6</text:p>
            <text:p text:style-name="P69">7</text:p>
            <text:p text:style-name="P69">8</text:p>
            <text:p text:style-name="P69">9</text:p>
            <text:p text:style-name="P69">10</text:p>
          </table:table-cell>
          <table:table-cell table:style-name="表格8.A1" office:value-type="string">
            <text:p text:style-name="P69">while(1) {</text:p>
            <text:p text:style-name="P68"><text:span text:style-name="T40">    </text:span><text:span text:style-name="T37">//</text:span><text:span text:style-name="T18">每次只做</text:span><text:span text:style-name="T37">1000</text:span><text:span text:style-name="T18">条</text:span></text:p>
            <text:p text:style-name="P68"><text:span text:style-name="T40">    </text:span><text:span text:style-name="T38">mysql_query("DELETE FROM logs WHERE log_date &lt;= '2009-11-01' LIMIT 1000");</text:span></text:p>
            <text:p text:style-name="P68"><text:span text:style-name="T40">    </text:span><text:span text:style-name="T38">if(mysql_affected_rows() == 0) {</text:span></text:p>
            <text:p text:style-name="P68"><text:span text:style-name="T40">        </text:span><text:span text:style-name="T37">// </text:span><text:span text:style-name="T18">没得可删了，退出！</text:span></text:p>
            <text:p text:style-name="P68"><text:span text:style-name="T40">        </text:span><text:span text:style-name="T38">break;</text:span></text:p>
            <text:p text:style-name="P68"><text:span text:style-name="T40">    </text:span><text:span text:style-name="T38">}</text:span></text:p>
            <text:p text:style-name="P68"><text:span text:style-name="T40">    </text:span><text:span text:style-name="T37">// </text:span><text:span text:style-name="T18">每次都要休息一会儿</text:span></text:p>
            <text:p text:style-name="P68"><text:span text:style-name="T40">    </text:span><text:span text:style-name="T38">usleep(50000);</text:span></text:p>
            <text:p text:style-name="P69">}</text:p>
            <text:p text:style-name="P70"> </text:p>
          </table:table-cell>
        </table:table-row>
      </table:table>
      <text:p text:style-name="P21"><text:span text:style-name="T16">18. </text:span><text:span text:style-name="T19">越小的列会越快</text:span></text:p>
      <text:p text:style-name="P20">对于大多数的数据库引擎来说，硬盘操作可能是最重大的瓶颈。所以，把你的数据变得紧凑会对这种情况非常有帮助，因为这减少了对硬盘的访问。</text:p>
      <text:p text:style-name="P23"><text:span text:style-name="T41">参看 </text:span><text:span text:style-name="T44">MySQL </text:span><text:span text:style-name="T43">的文档 </text:span><text:a xlink:type="simple" xlink:href="http://dev.mysql.com/doc/refman/5.0/en/storage-requirements.html" text:style-name="Internet_20_link" text:visited-style-name="Visited_20_Internet_20_Link"><text:span text:style-name="T46">Storage Requirements</text:span></text:a><text:span text:style-name="T40"> </text:span><text:span text:style-name="T41">查看所有的数据类型。</text:span></text:p>
      <text:p text:style-name="P18"><text:span text:style-name="T8">如果一个表只会有几列罢了（比如说字典表，配置表），那么，我们就没有理由使用 </text:span><text:span text:style-name="T11">INT </text:span><text:span text:style-name="T18">来做主键，使用 </text:span><text:span text:style-name="T11">MEDIUMINT, SMALLINT </text:span><text:span text:style-name="T18">或是更小的 </text:span><text:span text:style-name="T11">TINYINT </text:span><text:span text:style-name="T18">会更经济一些。如果你不需要记录时间，使用 </text:span><text:span text:style-name="T11">DATE </text:span><text:span text:style-name="T18">要比 </text:span><text:span text:style-name="T11">DATETIME </text:span><text:span text:style-name="T18">好得多。</text:span></text:p>
      <text:p text:style-name="P23"><text:span text:style-name="T41">当然，你也需要留够足够的扩展空间，不然，你日后来干这个事，你会死的很难看，参看</text:span><text:a xlink:type="simple" xlink:href="http://news.slashdot.org/article.pl?sid=06/11/09/1534204" text:style-name="Internet_20_link" text:visited-style-name="Visited_20_Internet_20_Link"><text:span text:style-name="T46">Slashdot</text:span></text:a><text:a xlink:type="simple" xlink:href="http://news.slashdot.org/article.pl?sid=06/11/09/1534204" text:style-name="Internet_20_link" text:visited-style-name="Visited_20_Internet_20_Link"><text:span text:style-name="T48">的例子</text:span></text:a><text:span text:style-name="T41">（</text:span><text:span text:style-name="T44">2009</text:span><text:span text:style-name="T43">年</text:span><text:span text:style-name="T44">11</text:span><text:span text:style-name="T43">月</text:span><text:span text:style-name="T44">06</text:span><text:span text:style-name="T43">日），一个简单的</text:span><text:span text:style-name="T44">ALTER TABLE</text:span><text:span text:style-name="T43">语句花了</text:span><text:span text:style-name="T44">3</text:span><text:span text:style-name="T43">个多小时，因为里面有一千六百万条数据。</text:span></text:p>
      <text:p text:style-name="P21"><text:span text:style-name="T16">19. </text:span><text:span text:style-name="T19">选择正确的存储引擎</text:span></text:p>
      <text:p text:style-name="P23"><text:span text:style-name="T41">在 </text:span><text:span text:style-name="T44">MySQL </text:span><text:span text:style-name="T43">中有两个存储引擎 </text:span><text:span text:style-name="T44">MyISAM </text:span><text:span text:style-name="T43">和 </text:span><text:span text:style-name="T44">InnoDB</text:span><text:span text:style-name="T43">，每个引擎都有利有弊。酷壳以前文章《</text:span><text:a xlink:type="simple" xlink:href="http://coolshell.cn/articles/652.html" text:style-name="Internet_20_link" text:visited-style-name="Visited_20_Internet_20_Link"><text:span text:style-name="T46">MySQL: InnoDB </text:span></text:a><text:a xlink:type="simple" xlink:href="http://coolshell.cn/articles/652.html" text:style-name="Internet_20_link" text:visited-style-name="Visited_20_Internet_20_Link"><text:span text:style-name="T48">还是 </text:span></text:a><text:a xlink:type="simple" xlink:href="http://coolshell.cn/articles/652.html" text:style-name="Internet_20_link" text:visited-style-name="Visited_20_Internet_20_Link"><text:span text:style-name="T46">MyISAM?</text:span></text:a><text:span text:style-name="T41">》讨论和这个事情。</text:span></text:p>
      <text:p text:style-name="P18"><text:span text:style-name="T11">MyISAM </text:span><text:span text:style-name="T18">适合于一些需要大量查询的应用，但其对于有大量写操作并不是很好。甚至你只是需要</text:span><text:span text:style-name="T11">update</text:span><text:span text:style-name="T18">一个字段，整个表都会被锁起来，而别的进程，就算是读进程都无法操作直到读操作完成。另外，</text:span><text:span text:style-name="T11">MyISAM </text:span><text:span text:style-name="T18">对于 </text:span><text:span text:style-name="T11">SELECT COUNT(*) </text:span><text:span text:style-name="T18">这类的计算是超快无比的。</text:span></text:p>
      <text:p text:style-name="P18"><text:span text:style-name="T11">InnoDB </text:span><text:span text:style-name="T18">的趋势会是一个非常复杂的存储引擎，对于一些小的应用，它会比 </text:span><text:span text:style-name="T11">MyISAM </text:span><text:span text:style-name="T18">还慢。他是它支</text:span><text:soft-page-break/><text:span text:style-name="T18">持</text:span><text:span text:style-name="T8">“</text:span><text:span text:style-name="T18">行锁</text:span><text:span text:style-name="T8">” </text:span><text:span text:style-name="T18">，于是在写操作比较多的时候，会更优秀。并且，他还支持更多的高级应用，比如：事务。</text:span></text:p>
      <text:p text:style-name="P18"><text:span text:style-name="T8">下面是</text:span><text:span text:style-name="T11">MySQL</text:span><text:span text:style-name="T18">的手册</text:span></text:p>
      <text:p text:style-name="P25"><text:span text:style-name="T45">· </text:span><text:a xlink:type="simple" xlink:href="http://dev.mysql.com/doc/refman/5.1/en/myisam-storage-engine.html" text:style-name="Internet_20_link" text:visited-style-name="Visited_20_Internet_20_Link"><text:span text:style-name="T46">target=”_blank”MyISAM Storage Engine</text:span></text:a></text:p>
      <text:p text:style-name="P25"><text:span text:style-name="T45">· </text:span><text:a xlink:type="simple" xlink:href="http://dev.mysql.com/doc/refman/5.1/en/innodb.html" text:style-name="Internet_20_link" text:visited-style-name="Visited_20_Internet_20_Link"><text:span text:style-name="T46">InnoDB Storage Engine</text:span></text:a></text:p>
      <text:p text:style-name="P21"><text:span text:style-name="T16">20. </text:span><text:span text:style-name="T19">使用一个对象关系映射器（</text:span><text:span text:style-name="T39">Object Relational Mapper</text:span><text:span text:style-name="T19">）</text:span></text:p>
      <text:p text:style-name="P18"><text:span text:style-name="T8">使用 </text:span><text:span text:style-name="T11">ORM (Object Relational Mapper)</text:span><text:span text:style-name="T18">，你能够获得可靠的性能增涨。一个</text:span><text:span text:style-name="T11">ORM</text:span><text:span text:style-name="T18">可以做的所有事情，也能被手动的编写出来。但是，这需要一个高级专家。</text:span></text:p>
      <text:p text:style-name="P18"><text:span text:style-name="T11">ORM </text:span><text:span text:style-name="T18">的最重要的是</text:span><text:span text:style-name="T8">“</text:span><text:span text:style-name="T11">Lazy Loading”</text:span><text:span text:style-name="T18">，也就是说，只有在需要的去取值的时候才会去真正的去做。但你也需要小心这种机制的副作用，因为这很有可能会因为要去创建很多很多小的查询反而会降低性能。</text:span></text:p>
      <text:p text:style-name="P18"><text:span text:style-name="T11">ORM </text:span><text:span text:style-name="T18">还可以把你的</text:span><text:span text:style-name="T11">SQL</text:span><text:span text:style-name="T18">语句打包成一个事务，这会比单独执行他们快得多得多。</text:span></text:p>
      <text:p text:style-name="P23"><text:span text:style-name="T41">目前，个人最喜欢的</text:span><text:span text:style-name="T44">PHP</text:span><text:span text:style-name="T43">的</text:span><text:span text:style-name="T44">ORM</text:span><text:span text:style-name="T43">是：</text:span><text:a xlink:type="simple" xlink:href="http://www.doctrine-project.org/" text:style-name="Internet_20_link" text:visited-style-name="Visited_20_Internet_20_Link"><text:span text:style-name="T46">Doctrine</text:span></text:a><text:span text:style-name="T41">。</text:span></text:p>
      <text:p text:style-name="P21"><text:span text:style-name="T16">21. </text:span><text:span text:style-name="T19">小心</text:span><text:span text:style-name="T10">“</text:span><text:span text:style-name="T19">永久链接</text:span><text:span text:style-name="T10">”</text:span></text:p>
      <text:p text:style-name="P18">“<text:span text:style-name="T18">永久链接</text:span><text:span text:style-name="T8">”</text:span><text:span text:style-name="T18">的目的是用来减少重新创建</text:span><text:span text:style-name="T11">MySQL</text:span><text:span text:style-name="T18">链接的次数。当一个链接被创建了，它会永远处在连接的状态，就算是数据库操作已经结束了。而且，自从我们的</text:span><text:span text:style-name="T11">Apache</text:span><text:span text:style-name="T18">开始重用它的子进程后</text:span><text:span text:style-name="T8">——</text:span><text:span text:style-name="T18">也就是说，下一次的</text:span><text:span text:style-name="T11">HTTP</text:span><text:span text:style-name="T18">请求会重用</text:span><text:span text:style-name="T11">Apache</text:span><text:span text:style-name="T18">的子进程，并重用相同的 </text:span><text:span text:style-name="T11">MySQL </text:span><text:span text:style-name="T18">链接。</text:span></text:p>
      <text:p text:style-name="P25"><text:span text:style-name="T45">· </text:span><text:a xlink:type="simple" xlink:href="http://php.net/manual/en/function.mysql-pconnect.php" text:style-name="Internet_20_link" text:visited-style-name="Visited_20_Internet_20_Link"><text:span text:style-name="T46">PHP</text:span></text:a><text:a xlink:type="simple" xlink:href="http://php.net/manual/en/function.mysql-pconnect.php" text:style-name="Internet_20_link" text:visited-style-name="Visited_20_Internet_20_Link"><text:span text:style-name="T48">手册：</text:span></text:a><text:a xlink:type="simple" xlink:href="http://php.net/manual/en/function.mysql-pconnect.php" text:style-name="Internet_20_link" text:visited-style-name="Visited_20_Internet_20_Link"><text:span text:style-name="T46">mysql_pconnect()</text:span></text:a></text:p>
      <text:p text:style-name="P20">在理论上来说，这听起来非常的不错。但是从个人经验（也是大多数人的）上来说，这个功能制造出来的麻烦事更多。因为，你只有有限的链接数，内存问题，文件句柄数，等等。</text:p>
      <text:p text:style-name="P18"><text:span text:style-name="T8">而且，</text:span><text:span text:style-name="T11">Apache </text:span><text:span text:style-name="T18">运行在极端并行的环境中，会创建很多很多的了进程。这就是为什么这种</text:span><text:span text:style-name="T8">“</text:span><text:span text:style-name="T18">永久链接</text:span><text:span text:style-name="T8">”</text:span><text:span text:style-name="T18">的机制工作地不好的原因。在你决定要使用</text:span><text:span text:style-name="T8">“</text:span><text:span text:style-name="T18">永久链接</text:span><text:span text:style-name="T8">”</text:span><text:span text:style-name="T18">之前，你需要好好地考虑一下你的整个系统的架构。</text:span></text:p>
      <text:p text:style-name="Text_20_bod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Arial1" svg:font-family="Arial"/>
    <style:font-face style:name="Consolas" svg:font-family="Consolas"/>
    <style:font-face style:name="Tahoma" svg:font-family="Tahoma"/>
    <style:font-face style:name="宋体" svg:font-family="宋体"/>
    <style:font-face style:name="微软雅黑" svg:font-family="微软雅黑"/>
    <style:font-face style:name="黑体" svg:font-family="黑体"/>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1"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7S</meta:editing-duration>
    <meta:editing-cycles>7</meta:editing-cycles>
    <meta:generator>OpenOffice/4.1.1$Win32 OpenOffice.org_project/411m6$Build-9775</meta:generator>
    <dc:date>2015-05-18T18:19:58.36</dc:date>
    <dc:creator>lixin li</dc:creator>
    <meta:document-statistic meta:table-count="8" meta:image-count="4" meta:object-count="0" meta:page-count="11" meta:paragraph-count="261" meta:word-count="6234" meta:character-count="9680"/>
    <meta:user-defined meta:name="Info 1"/>
    <meta:user-defined meta:name="Info 2"/>
    <meta:user-defined meta:name="Info 3"/>
    <meta:user-defined meta:name="Info 4"/>
  </office:meta>
</office:document-meta>
</file>